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776in" svg:height="5.3169in" svg:x="6.5488in" svg:y="3.7516in">
            <draw:object draw:notify-on-update-of-ranges="Sheet1.J2:Sheet1.J21 Sheet1.K1:Sheet1.K1 Sheet1.K2:Sheet1.K21 Sheet1.L1:Sheet1.L1 Sheet1.L2:Sheet1.L21 Sheet1.M1:Sheet1.M1 Sheet1.M2:Sheet1.M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Buckets</text:p>
          </table:table-cell>
          <table:table-cell office:value-type="string">
            <text:p>Exacto</text:p>
          </table:table-cell>
          <table:table-cell office:value-type="string">
            <text:p>Clasico</text:p>
          </table:table-cell>
          <table:table-cell office:value-type="string">
            <text:p>Steps</text:p>
          </table:table-cell>
          <table:table-cell office:value-type="string">
            <text:p>Propia</text:p>
          </table:table-cell>
          <table:table-cell office:value-type="string">
            <text:p>Error Clasico</text:p>
          </table:table-cell>
          <table:table-cell office:value-type="string">
            <text:p>Error Steps</text:p>
          </table:table-cell>
          <table:table-cell office:value-type="string">
            <text:p>Error Propia</text:p>
          </table:table-cell>
          <table:table-cell/>
          <table:table-cell office:value-type="string">
            <text:p>#Buckets</text:p>
          </table:table-cell>
          <table:table-cell office:value-type="string">
            <text:p>Prom. Error Clasico</text:p>
          </table:table-cell>
          <table:table-cell office:value-type="string">
            <text:p>Prom. Error Steps</text:p>
          </table:table-cell>
          <table:table-cell office:value-type="string">
            <text:p>Prom. Error Propia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11">
            <text:p>0.00111</text:p>
          </table:table-cell>
          <table:table-cell office:value-type="float" office:value="0.09872">
            <text:p>0.09872</text:p>
          </table:table-cell>
          <table:table-cell office:value-type="float" office:value="0.0333333333333">
            <text:p>0.0333333333</text:p>
          </table:table-cell>
          <table:table-cell office:value-type="float" office:value="0.09783">
            <text:p>0.09783</text:p>
          </table:table-cell>
          <table:table-cell table:formula="of:=ABS([.$B$2]-[.C2])" office:value-type="float" office:value="0.09761">
            <text:p>0.09761</text:p>
          </table:table-cell>
          <table:table-cell table:formula="of:=ABS([.$B$2]-[.D2])" office:value-type="float" office:value="0.0322233333333">
            <text:p>0.0322233333</text:p>
          </table:table-cell>
          <table:table-cell table:formula="of:=ABS([.$B$2]-[.E2])" office:value-type="float" office:value="0.09672">
            <text:p>0.09672</text:p>
          </table:table-cell>
          <table:table-cell/>
          <table:table-cell office:value-type="float" office:value="10">
            <text:p>10</text:p>
          </table:table-cell>
          <table:table-cell table:formula="of:=AVERAGE([.F2:.F6])" office:value-type="float" office:value="0.100266">
            <text:p>0.100266</text:p>
          </table:table-cell>
          <table:table-cell table:formula="of:=AVERAGE([.G2:.G6])" office:value-type="float" office:value="0.03555666666664">
            <text:p>0.0355566667</text:p>
          </table:table-cell>
          <table:table-cell table:formula="of:=AVERAGE([.H2:.H6])" office:value-type="float" office:value="0.099934">
            <text:p>0.09993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81">
            <text:p>0.00081</text:p>
          </table:table-cell>
          <table:table-cell office:value-type="float" office:value="0.09995">
            <text:p>0.09995</text:p>
          </table:table-cell>
          <table:table-cell office:value-type="float" office:value="0.0333333333333">
            <text:p>0.0333333333</text:p>
          </table:table-cell>
          <table:table-cell office:value-type="float" office:value="0.10174">
            <text:p>0.10174</text:p>
          </table:table-cell>
          <table:table-cell table:formula="of:=ABS([.B3]-[.C3])" office:value-type="float" office:value="0.09914">
            <text:p>0.09914</text:p>
          </table:table-cell>
          <table:table-cell table:formula="of:=ABS([.$B$2]-[.D3])" office:value-type="float" office:value="0.0322233333333">
            <text:p>0.0322233333</text:p>
          </table:table-cell>
          <table:table-cell table:formula="of:=ABS([.$B$2]-[.E3])" office:value-type="float" office:value="0.10063">
            <text:p>0.10063</text:p>
          </table:table-cell>
          <table:table-cell/>
          <table:table-cell office:value-type="float" office:value="20">
            <text:p>20</text:p>
          </table:table-cell>
          <table:table-cell table:formula="of:=AVERAGE([.F7:.F11])" office:value-type="float" office:value="0.048292">
            <text:p>0.048292</text:p>
          </table:table-cell>
          <table:table-cell table:formula="of:=AVERAGE([.G7:.G11])" office:value-type="float" office:value="0.02389000000002">
            <text:p>0.02389</text:p>
          </table:table-cell>
          <table:table-cell table:formula="of:=AVERAGE([.H7:.H11])" office:value-type="float" office:value="0.048446">
            <text:p>0.04844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91">
            <text:p>0.00091</text:p>
          </table:table-cell>
          <table:table-cell office:value-type="float" office:value="0.09987">
            <text:p>0.09987</text:p>
          </table:table-cell>
          <table:table-cell office:value-type="float" office:value="0.0333333333333">
            <text:p>0.0333333333</text:p>
          </table:table-cell>
          <table:table-cell office:value-type="float" office:value="0.09847">
            <text:p>0.09847</text:p>
          </table:table-cell>
          <table:table-cell table:formula="of:=ABS([.B4]-[.C4])" office:value-type="float" office:value="0.09896">
            <text:p>0.09896</text:p>
          </table:table-cell>
          <table:table-cell table:formula="of:=ABS([.$B$2]-[.D4])" office:value-type="float" office:value="0.0322233333333">
            <text:p>0.0322233333</text:p>
          </table:table-cell>
          <table:table-cell table:formula="of:=ABS([.$B$2]-[.E4])" office:value-type="float" office:value="0.09736">
            <text:p>0.09736</text:p>
          </table:table-cell>
          <table:table-cell/>
          <table:table-cell office:value-type="float" office:value="30">
            <text:p>30</text:p>
          </table:table-cell>
          <table:table-cell table:formula="of:=AVERAGE([.F12:.F16])" office:value-type="float" office:value="0.03179">
            <text:p>0.03179</text:p>
          </table:table-cell>
          <table:table-cell table:formula="of:=AVERAGE([.G12:.G16])" office:value-type="float" office:value="0.0100011111111">
            <text:p>0.0100011111</text:p>
          </table:table-cell>
          <table:table-cell table:formula="of:=AVERAGE([.H12:.H16])" office:value-type="float" office:value="0.031524">
            <text:p>0.03152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25">
            <text:p>0.00125</text:p>
          </table:table-cell>
          <table:table-cell office:value-type="float" office:value="0.09807">
            <text:p>0.09807</text:p>
          </table:table-cell>
          <table:table-cell office:value-type="float" office:value="0.0333333333333">
            <text:p>0.0333333333</text:p>
          </table:table-cell>
          <table:table-cell office:value-type="float" office:value="0.1">
            <text:p>0.1</text:p>
          </table:table-cell>
          <table:table-cell table:formula="of:=ABS([.B5]-[.C5])" office:value-type="float" office:value="0.09682">
            <text:p>0.09682</text:p>
          </table:table-cell>
          <table:table-cell table:formula="of:=ABS([.$B$2]-[.D5])" office:value-type="float" office:value="0.0322233333333">
            <text:p>0.0322233333</text:p>
          </table:table-cell>
          <table:table-cell table:formula="of:=ABS([.$B$2]-[.E5])" office:value-type="float" office:value="0.09889">
            <text:p>0.09889</text:p>
          </table:table-cell>
          <table:table-cell/>
          <table:table-cell office:value-type="float" office:value="40">
            <text:p>40</text:p>
          </table:table-cell>
          <table:table-cell table:formula="of:=AVERAGE([.F17:.F21])" office:value-type="float" office:value="0.02293">
            <text:p>0.02293</text:p>
          </table:table-cell>
          <table:table-cell table:formula="of:=AVERAGE([.G17:.G21])" office:value-type="float" office:value="0.010556666666664">
            <text:p>0.0105566667</text:p>
          </table:table-cell>
          <table:table-cell table:formula="of:=AVERAGE([.H17:.H21])" office:value-type="float" office:value="0.023414">
            <text:p>0.02341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2">
            <text:p>0.0012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10718">
            <text:p>0.10718</text:p>
          </table:table-cell>
          <table:table-cell table:formula="of:=ABS([.B6]-[.C6])" office:value-type="float" office:value="0.1088">
            <text:p>0.1088</text:p>
          </table:table-cell>
          <table:table-cell table:formula="of:=ABS([.$B$2]-[.D6])" office:value-type="float" office:value="0.04889">
            <text:p>0.04889</text:p>
          </table:table-cell>
          <table:table-cell table:formula="of:=ABS([.$B$2]-[.E6])" office:value-type="float" office:value="0.10607">
            <text:p>0.10607</text:p>
          </table:table-cell>
          <table:table-cell/>
          <table:table-cell office:value-type="float" office:value="50">
            <text:p>50</text:p>
          </table:table-cell>
          <table:table-cell table:formula="of:=AVERAGE([.F22:.F26])" office:value-type="float" office:value="0.01768">
            <text:p>0.01768</text:p>
          </table:table-cell>
          <table:table-cell table:formula="of:=AVERAGE([.G22:.G26])" office:value-type="float" office:value="0.008223333333336">
            <text:p>0.0082233333</text:p>
          </table:table-cell>
          <table:table-cell table:formula="of:=AVERAGE([.H22:.H26])" office:value-type="float" office:value="0.01917">
            <text:p>0.01917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11">
            <text:p>0.00111</text:p>
          </table:table-cell>
          <table:table-cell office:value-type="float" office:value="0.04818">
            <text:p>0.04818</text:p>
          </table:table-cell>
          <table:table-cell office:value-type="float" office:value="0.0166666666667">
            <text:p>0.0166666667</text:p>
          </table:table-cell>
          <table:table-cell office:value-type="float" office:value="0.04729">
            <text:p>0.04729</text:p>
          </table:table-cell>
          <table:table-cell table:formula="of:=ABS([.B7]-[.C7])" office:value-type="float" office:value="0.04707">
            <text:p>0.04707</text:p>
          </table:table-cell>
          <table:table-cell table:formula="of:=ABS([.$B$2]-[.D7])" office:value-type="float" office:value="0.0155566666667">
            <text:p>0.0155566667</text:p>
          </table:table-cell>
          <table:table-cell table:formula="of:=ABS([.$B$2]-[.E7])" office:value-type="float" office:value="0.04618">
            <text:p>0.04618</text:p>
          </table:table-cell>
          <table:table-cell/>
          <table:table-cell office:value-type="float" office:value="60">
            <text:p>60</text:p>
          </table:table-cell>
          <table:table-cell table:formula="of:=AVERAGE([.F27:.F31])" office:value-type="float" office:value="0.015126">
            <text:p>0.015126</text:p>
          </table:table-cell>
          <table:table-cell table:formula="of:=AVERAGE([.G27:.G31])" office:value-type="float" office:value="0.006667777777788">
            <text:p>0.0066677778</text:p>
          </table:table-cell>
          <table:table-cell table:formula="of:=AVERAGE([.H27:.H31])" office:value-type="float" office:value="0.01589">
            <text:p>0.0158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81">
            <text:p>0.00081</text:p>
          </table:table-cell>
          <table:table-cell office:value-type="float" office:value="0.05007">
            <text:p>0.05007</text:p>
          </table:table-cell>
          <table:table-cell office:value-type="float" office:value="0.05">
            <text:p>0.05</text:p>
          </table:table-cell>
          <table:table-cell office:value-type="float" office:value="0.05195">
            <text:p>0.05195</text:p>
          </table:table-cell>
          <table:table-cell table:formula="of:=ABS([.B8]-[.C8])" office:value-type="float" office:value="0.04926">
            <text:p>0.04926</text:p>
          </table:table-cell>
          <table:table-cell table:formula="of:=ABS([.$B$2]-[.D8])" office:value-type="float" office:value="0.04889">
            <text:p>0.04889</text:p>
          </table:table-cell>
          <table:table-cell table:formula="of:=ABS([.$B$2]-[.E8])" office:value-type="float" office:value="0.05084">
            <text:p>0.05084</text:p>
          </table:table-cell>
          <table:table-cell/>
          <table:table-cell office:value-type="float" office:value="70">
            <text:p>70</text:p>
          </table:table-cell>
          <table:table-cell table:formula="of:=AVERAGE([.F32:.F36])" office:value-type="float" office:value="0.012994">
            <text:p>0.012994</text:p>
          </table:table-cell>
          <table:table-cell table:formula="of:=AVERAGE([.G32:.G36])" office:value-type="float" office:value="0.0036519047619">
            <text:p>0.0036519048</text:p>
          </table:table-cell>
          <table:table-cell table:formula="of:=AVERAGE([.H32:.H36])" office:value-type="float" office:value="0.01193">
            <text:p>0.0119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91">
            <text:p>0.00091</text:p>
          </table:table-cell>
          <table:table-cell office:value-type="float" office:value="0.04939">
            <text:p>0.04939</text:p>
          </table:table-cell>
          <table:table-cell office:value-type="float" office:value="0.0166666666667">
            <text:p>0.0166666667</text:p>
          </table:table-cell>
          <table:table-cell office:value-type="float" office:value="0.05152">
            <text:p>0.05152</text:p>
          </table:table-cell>
          <table:table-cell table:formula="of:=ABS([.B9]-[.C9])" office:value-type="float" office:value="0.04848">
            <text:p>0.04848</text:p>
          </table:table-cell>
          <table:table-cell table:formula="of:=ABS([.$B$2]-[.D9])" office:value-type="float" office:value="0.0155566666667">
            <text:p>0.0155566667</text:p>
          </table:table-cell>
          <table:table-cell table:formula="of:=ABS([.$B$2]-[.E9])" office:value-type="float" office:value="0.05041">
            <text:p>0.05041</text:p>
          </table:table-cell>
          <table:table-cell/>
          <table:table-cell office:value-type="float" office:value="80">
            <text:p>80</text:p>
          </table:table-cell>
          <table:table-cell table:formula="of:=AVERAGE([.F37:.F41])" office:value-type="float" office:value="0.010924">
            <text:p>0.010924</text:p>
          </table:table-cell>
          <table:table-cell table:formula="of:=AVERAGE([.G37:.G41])" office:value-type="float" office:value="0.004723333333336">
            <text:p>0.0047233333</text:p>
          </table:table-cell>
          <table:table-cell table:formula="of:=AVERAGE([.H37:.H41])" office:value-type="float" office:value="0.022876">
            <text:p>0.02287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25">
            <text:p>0.00125</text:p>
          </table:table-cell>
          <table:table-cell office:value-type="float" office:value="0.04903">
            <text:p>0.04903</text:p>
          </table:table-cell>
          <table:table-cell office:value-type="float" office:value="0.0166666666667">
            <text:p>0.0166666667</text:p>
          </table:table-cell>
          <table:table-cell office:value-type="float" office:value="0.04789">
            <text:p>0.04789</text:p>
          </table:table-cell>
          <table:table-cell table:formula="of:=ABS([.B10]-[.C10])" office:value-type="float" office:value="0.04778">
            <text:p>0.04778</text:p>
          </table:table-cell>
          <table:table-cell table:formula="of:=ABS([.$B$2]-[.D10])" office:value-type="float" office:value="0.0155566666667">
            <text:p>0.0155566667</text:p>
          </table:table-cell>
          <table:table-cell table:formula="of:=ABS([.$B$2]-[.E10])" office:value-type="float" office:value="0.04678">
            <text:p>0.04678</text:p>
          </table:table-cell>
          <table:table-cell/>
          <table:table-cell office:value-type="float" office:value="90">
            <text:p>90</text:p>
          </table:table-cell>
          <table:table-cell table:formula="of:=AVERAGE([.F42:.F46])" office:value-type="float" office:value="0.009942">
            <text:p>0.009942</text:p>
          </table:table-cell>
          <table:table-cell table:formula="of:=AVERAGE([.G42:.G46])" office:value-type="float" office:value="0.0025937037037">
            <text:p>0.0025937037</text:p>
          </table:table-cell>
          <table:table-cell table:formula="of:=AVERAGE([.H42:.H46])" office:value-type="float" office:value="0.01">
            <text:p>0.0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2">
            <text:p>0.0012</text:p>
          </table:table-cell>
          <table:table-cell office:value-type="float" office:value="0.05007">
            <text:p>0.05007</text:p>
          </table:table-cell>
          <table:table-cell office:value-type="float" office:value="0.025">
            <text:p>0.025</text:p>
          </table:table-cell>
          <table:table-cell office:value-type="float" office:value="0.04913">
            <text:p>0.04913</text:p>
          </table:table-cell>
          <table:table-cell table:formula="of:=ABS([.B11]-[.C11])" office:value-type="float" office:value="0.04887">
            <text:p>0.04887</text:p>
          </table:table-cell>
          <table:table-cell table:formula="of:=ABS([.$B$2]-[.D11])" office:value-type="float" office:value="0.02389">
            <text:p>0.02389</text:p>
          </table:table-cell>
          <table:table-cell table:formula="of:=ABS([.$B$2]-[.E11])" office:value-type="float" office:value="0.04802">
            <text:p>0.04802</text:p>
          </table:table-cell>
          <table:table-cell/>
          <table:table-cell office:value-type="float" office:value="100">
            <text:p>100</text:p>
          </table:table-cell>
          <table:table-cell table:formula="of:=AVERAGE([.F47:.F51])" office:value-type="float" office:value="0.028136">
            <text:p>0.028136</text:p>
          </table:table-cell>
          <table:table-cell table:formula="of:=AVERAGE([.G47:.G51])" office:value-type="float" office:value="0.004889999999998">
            <text:p>0.00489</text:p>
          </table:table-cell>
          <table:table-cell table:formula="of:=AVERAGE([.H47:.H51])" office:value-type="float" office:value="0.017626">
            <text:p>0.01762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11">
            <text:p>0.00111</text:p>
          </table:table-cell>
          <table:table-cell office:value-type="float" office:value="0.03225">
            <text:p>0.03225</text:p>
          </table:table-cell>
          <table:table-cell office:value-type="float" office:value="0.0111111111111">
            <text:p>0.0111111111</text:p>
          </table:table-cell>
          <table:table-cell office:value-type="float" office:value="0.03136">
            <text:p>0.03136</text:p>
          </table:table-cell>
          <table:table-cell table:formula="of:=ABS([.B12]-[.C12])" office:value-type="float" office:value="0.03114">
            <text:p>0.03114</text:p>
          </table:table-cell>
          <table:table-cell table:formula="of:=ABS([.$B$2]-[.D12])" office:value-type="float" office:value="0.0100011111111">
            <text:p>0.0100011111</text:p>
          </table:table-cell>
          <table:table-cell table:formula="of:=ABS([.$B$2]-[.E12])" office:value-type="float" office:value="0.03025">
            <text:p>0.03025</text:p>
          </table:table-cell>
          <table:table-cell/>
          <table:table-cell office:value-type="float" office:value="110">
            <text:p>110</text:p>
          </table:table-cell>
          <table:table-cell table:formula="of:=AVERAGE([.F52:.F56])" office:value-type="float" office:value="0.00795">
            <text:p>0.00795</text:p>
          </table:table-cell>
          <table:table-cell table:formula="of:=AVERAGE([.G52:.G56])" office:value-type="float" office:value="0.0019203030303">
            <text:p>0.001920303</text:p>
          </table:table-cell>
          <table:table-cell table:formula="of:=AVERAGE([.H52:.H56])" office:value-type="float" office:value="0.007736">
            <text:p>0.00773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81">
            <text:p>0.00081</text:p>
          </table:table-cell>
          <table:table-cell office:value-type="float" office:value="0.03323">
            <text:p>0.03323</text:p>
          </table:table-cell>
          <table:table-cell office:value-type="float" office:value="0.0111111111111">
            <text:p>0.0111111111</text:p>
          </table:table-cell>
          <table:table-cell office:value-type="float" office:value="0.03216">
            <text:p>0.03216</text:p>
          </table:table-cell>
          <table:table-cell table:formula="of:=ABS([.B13]-[.C13])" office:value-type="float" office:value="0.03242">
            <text:p>0.03242</text:p>
          </table:table-cell>
          <table:table-cell table:formula="of:=ABS([.$B$2]-[.D13])" office:value-type="float" office:value="0.0100011111111">
            <text:p>0.0100011111</text:p>
          </table:table-cell>
          <table:table-cell table:formula="of:=ABS([.$B$2]-[.E13])" office:value-type="float" office:value="0.03105">
            <text:p>0.03105</text:p>
          </table:table-cell>
          <table:table-cell/>
          <table:table-cell office:value-type="float" office:value="120">
            <text:p>120</text:p>
          </table:table-cell>
          <table:table-cell table:formula="of:=AVERAGE([.F57:.F61])" office:value-type="float" office:value="0.007034">
            <text:p>0.007034</text:p>
          </table:table-cell>
          <table:table-cell table:formula="of:=AVERAGE([.G57:.G61])" office:value-type="float" office:value="0.00277888888889">
            <text:p>0.0027788889</text:p>
          </table:table-cell>
          <table:table-cell table:formula="of:=AVERAGE([.H57:.H61])" office:value-type="float" office:value="0.015032">
            <text:p>0.015032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91">
            <text:p>0.00091</text:p>
          </table:table-cell>
          <table:table-cell office:value-type="float" office:value="0.03323">
            <text:p>0.03323</text:p>
          </table:table-cell>
          <table:table-cell office:value-type="float" office:value="0.0111111111111">
            <text:p>0.0111111111</text:p>
          </table:table-cell>
          <table:table-cell office:value-type="float" office:value="0.03428">
            <text:p>0.03428</text:p>
          </table:table-cell>
          <table:table-cell table:formula="of:=ABS([.B14]-[.C14])" office:value-type="float" office:value="0.03232">
            <text:p>0.03232</text:p>
          </table:table-cell>
          <table:table-cell table:formula="of:=ABS([.$B$2]-[.D14])" office:value-type="float" office:value="0.0100011111111">
            <text:p>0.0100011111</text:p>
          </table:table-cell>
          <table:table-cell table:formula="of:=ABS([.$B$2]-[.E14])" office:value-type="float" office:value="0.03317">
            <text:p>0.03317</text:p>
          </table:table-cell>
          <table:table-cell/>
          <table:table-cell office:value-type="float" office:value="130">
            <text:p>130</text:p>
          </table:table-cell>
          <table:table-cell table:formula="of:=AVERAGE([.F62:.F66])" office:value-type="float" office:value="0.02426">
            <text:p>0.02426</text:p>
          </table:table-cell>
          <table:table-cell table:formula="of:=AVERAGE([.G62:.G66])" office:value-type="float" office:value="0.0014541025641">
            <text:p>0.0014541026</text:p>
          </table:table-cell>
          <table:table-cell table:formula="of:=AVERAGE([.H62:.H66])" office:value-type="float" office:value="0.01397">
            <text:p>0.01397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25">
            <text:p>0.00125</text:p>
          </table:table-cell>
          <table:table-cell office:value-type="float" office:value="0.03275">
            <text:p>0.03275</text:p>
          </table:table-cell>
          <table:table-cell office:value-type="float" office:value="0.0111111111111">
            <text:p>0.0111111111</text:p>
          </table:table-cell>
          <table:table-cell office:value-type="float" office:value="0.03365">
            <text:p>0.03365</text:p>
          </table:table-cell>
          <table:table-cell table:formula="of:=ABS([.B15]-[.C15])" office:value-type="float" office:value="0.0315">
            <text:p>0.0315</text:p>
          </table:table-cell>
          <table:table-cell table:formula="of:=ABS([.$B$2]-[.D15])" office:value-type="float" office:value="0.0100011111111">
            <text:p>0.0100011111</text:p>
          </table:table-cell>
          <table:table-cell table:formula="of:=ABS([.$B$2]-[.E15])" office:value-type="float" office:value="0.03254">
            <text:p>0.03254</text:p>
          </table:table-cell>
          <table:table-cell/>
          <table:table-cell office:value-type="float" office:value="140">
            <text:p>140</text:p>
          </table:table-cell>
          <table:table-cell table:formula="of:=AVERAGE([.F67:.F71])" office:value-type="float" office:value="0.006056">
            <text:p>0.006056</text:p>
          </table:table-cell>
          <table:table-cell table:formula="of:=AVERAGE([.G67:.G71])" office:value-type="float" office:value="0.002223333333332">
            <text:p>0.0022233333</text:p>
          </table:table-cell>
          <table:table-cell table:formula="of:=AVERAGE([.H67:.H71])" office:value-type="float" office:value="0.01294">
            <text:p>0.0129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2">
            <text:p>0.0012</text:p>
          </table:table-cell>
          <table:table-cell office:value-type="float" office:value="0.03277">
            <text:p>0.03277</text:p>
          </table:table-cell>
          <table:table-cell office:value-type="float" office:value="0.0111111111111">
            <text:p>0.0111111111</text:p>
          </table:table-cell>
          <table:table-cell office:value-type="float" office:value="0.03172">
            <text:p>0.03172</text:p>
          </table:table-cell>
          <table:table-cell table:formula="of:=ABS([.B16]-[.C16])" office:value-type="float" office:value="0.03157">
            <text:p>0.03157</text:p>
          </table:table-cell>
          <table:table-cell table:formula="of:=ABS([.$B$2]-[.D16])" office:value-type="float" office:value="0.0100011111111">
            <text:p>0.0100011111</text:p>
          </table:table-cell>
          <table:table-cell table:formula="of:=ABS([.$B$2]-[.E16])" office:value-type="float" office:value="0.03061">
            <text:p>0.03061</text:p>
          </table:table-cell>
          <table:table-cell/>
          <table:table-cell office:value-type="float" office:value="150">
            <text:p>150</text:p>
          </table:table-cell>
          <table:table-cell table:formula="of:=AVERAGE([.F72:.F76])" office:value-type="float" office:value="0.025316">
            <text:p>0.025316</text:p>
          </table:table-cell>
          <table:table-cell table:formula="of:=AVERAGE([.G72:.G76])" office:value-type="float" office:value="0.00289">
            <text:p>0.00289</text:p>
          </table:table-cell>
          <table:table-cell table:formula="of:=AVERAGE([.H72:.H76])" office:value-type="float" office:value="0.011836">
            <text:p>0.01183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11">
            <text:p>0.00111</text:p>
          </table:table-cell>
          <table:table-cell office:value-type="float" office:value="0.02402">
            <text:p>0.02402</text:p>
          </table:table-cell>
          <table:table-cell office:value-type="float" office:value="0.00833333333333">
            <text:p>0.0083333333</text:p>
          </table:table-cell>
          <table:table-cell office:value-type="float" office:value="0.02588">
            <text:p>0.02588</text:p>
          </table:table-cell>
          <table:table-cell table:formula="of:=ABS([.B17]-[.C17])" office:value-type="float" office:value="0.02291">
            <text:p>0.02291</text:p>
          </table:table-cell>
          <table:table-cell table:formula="of:=ABS([.$B$2]-[.D17])" office:value-type="float" office:value="0.00722333333333">
            <text:p>0.0072233333</text:p>
          </table:table-cell>
          <table:table-cell table:formula="of:=ABS([.$B$2]-[.E17])" office:value-type="float" office:value="0.02477">
            <text:p>0.02477</text:p>
          </table:table-cell>
          <table:table-cell/>
          <table:table-cell office:value-type="float" office:value="160">
            <text:p>160</text:p>
          </table:table-cell>
          <table:table-cell table:formula="of:=AVERAGE([.F77:.F81])" office:value-type="float" office:value="0.005082">
            <text:p>0.005082</text:p>
          </table:table-cell>
          <table:table-cell table:formula="of:=AVERAGE([.G77:.G81])" office:value-type="float" office:value="0.002639999999998">
            <text:p>0.00264</text:p>
          </table:table-cell>
          <table:table-cell table:formula="of:=AVERAGE([.H77:.H81])" office:value-type="float" office:value="0.01087">
            <text:p>0.01087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81">
            <text:p>0.00081</text:p>
          </table:table-cell>
          <table:table-cell office:value-type="float" office:value="0.02405">
            <text:p>0.02405</text:p>
          </table:table-cell>
          <table:table-cell office:value-type="float" office:value="0.025">
            <text:p>0.025</text:p>
          </table:table-cell>
          <table:table-cell office:value-type="float" office:value="0.02318">
            <text:p>0.02318</text:p>
          </table:table-cell>
          <table:table-cell table:formula="of:=ABS([.B18]-[.C18])" office:value-type="float" office:value="0.02324">
            <text:p>0.02324</text:p>
          </table:table-cell>
          <table:table-cell table:formula="of:=ABS([.$B$2]-[.D18])" office:value-type="float" office:value="0.02389">
            <text:p>0.02389</text:p>
          </table:table-cell>
          <table:table-cell table:formula="of:=ABS([.$B$2]-[.E18])" office:value-type="float" office:value="0.02207">
            <text:p>0.02207</text:p>
          </table:table-cell>
          <table:table-cell/>
          <table:table-cell office:value-type="float" office:value="170">
            <text:p>170</text:p>
          </table:table-cell>
          <table:table-cell table:formula="of:=AVERAGE([.F82:.F86])" office:value-type="float" office:value="0.03424">
            <text:p>0.03424</text:p>
          </table:table-cell>
          <table:table-cell table:formula="of:=AVERAGE([.G82:.G86])" office:value-type="float" office:value="0.00085078431373">
            <text:p>0.0008507843</text:p>
          </table:table-cell>
          <table:table-cell table:formula="of:=AVERAGE([.H82:.H86])" office:value-type="float" office:value="0.00839">
            <text:p>0.008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91">
            <text:p>0.00091</text:p>
          </table:table-cell>
          <table:table-cell office:value-type="float" office:value="0.02371">
            <text:p>0.02371</text:p>
          </table:table-cell>
          <table:table-cell office:value-type="float" office:value="0.00833333333333">
            <text:p>0.0083333333</text:p>
          </table:table-cell>
          <table:table-cell office:value-type="float" office:value="0.02349">
            <text:p>0.02349</text:p>
          </table:table-cell>
          <table:table-cell table:formula="of:=ABS([.B19]-[.C19])" office:value-type="float" office:value="0.0228">
            <text:p>0.0228</text:p>
          </table:table-cell>
          <table:table-cell table:formula="of:=ABS([.$B$2]-[.D19])" office:value-type="float" office:value="0.00722333333333">
            <text:p>0.0072233333</text:p>
          </table:table-cell>
          <table:table-cell table:formula="of:=ABS([.$B$2]-[.E19])" office:value-type="float" office:value="0.02238">
            <text:p>0.02238</text:p>
          </table:table-cell>
          <table:table-cell/>
          <table:table-cell office:value-type="float" office:value="180">
            <text:p>180</text:p>
          </table:table-cell>
          <table:table-cell table:formula="of:=AVERAGE([.F87:.F91])" office:value-type="float" office:value="0.024198">
            <text:p>0.024198</text:p>
          </table:table-cell>
          <table:table-cell table:formula="of:=AVERAGE([.G87:.G91])" office:value-type="float" office:value="0.001482592592592">
            <text:p>0.0014825926</text:p>
          </table:table-cell>
          <table:table-cell table:formula="of:=AVERAGE([.H87:.H91])" office:value-type="float" office:value="0.00979">
            <text:p>0.0097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25">
            <text:p>0.00125</text:p>
          </table:table-cell>
          <table:table-cell office:value-type="float" office:value="0.02386">
            <text:p>0.02386</text:p>
          </table:table-cell>
          <table:table-cell office:value-type="float" office:value="0.00833333333333">
            <text:p>0.0083333333</text:p>
          </table:table-cell>
          <table:table-cell office:value-type="float" office:value="0.02355">
            <text:p>0.02355</text:p>
          </table:table-cell>
          <table:table-cell table:formula="of:=ABS([.B20]-[.C20])" office:value-type="float" office:value="0.02261">
            <text:p>0.02261</text:p>
          </table:table-cell>
          <table:table-cell table:formula="of:=ABS([.$B$2]-[.D20])" office:value-type="float" office:value="0.00722333333333">
            <text:p>0.0072233333</text:p>
          </table:table-cell>
          <table:table-cell table:formula="of:=ABS([.$B$2]-[.E20])" office:value-type="float" office:value="0.02244">
            <text:p>0.02244</text:p>
          </table:table-cell>
          <table:table-cell/>
          <table:table-cell office:value-type="float" office:value="190">
            <text:p>190</text:p>
          </table:table-cell>
          <table:table-cell table:formula="of:=AVERAGE([.F92:.F96])" office:value-type="float" office:value="0.003958">
            <text:p>0.003958</text:p>
          </table:table-cell>
          <table:table-cell table:formula="of:=AVERAGE([.G92:.G96])" office:value-type="float" office:value="0.002047894736842">
            <text:p>0.0020478947</text:p>
          </table:table-cell>
          <table:table-cell table:formula="of:=AVERAGE([.H92:.H96])" office:value-type="float" office:value="0.008794">
            <text:p>0.00879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2">
            <text:p>0.0012</text:p>
          </table:table-cell>
          <table:table-cell office:value-type="float" office:value="0.02429">
            <text:p>0.02429</text:p>
          </table:table-cell>
          <table:table-cell office:value-type="float" office:value="0.00833333333333">
            <text:p>0.0083333333</text:p>
          </table:table-cell>
          <table:table-cell office:value-type="float" office:value="0.02652">
            <text:p>0.02652</text:p>
          </table:table-cell>
          <table:table-cell table:formula="of:=ABS([.B21]-[.C21])" office:value-type="float" office:value="0.02309">
            <text:p>0.02309</text:p>
          </table:table-cell>
          <table:table-cell table:formula="of:=ABS([.$B$2]-[.D21])" office:value-type="float" office:value="0.00722333333333">
            <text:p>0.0072233333</text:p>
          </table:table-cell>
          <table:table-cell table:formula="of:=ABS([.$B$2]-[.E21])" office:value-type="float" office:value="0.02541">
            <text:p>0.02541</text:p>
          </table:table-cell>
          <table:table-cell/>
          <table:table-cell office:value-type="float" office:value="200">
            <text:p>200</text:p>
          </table:table-cell>
          <table:table-cell table:formula="of:=AVERAGE([.F97:.F101])" office:value-type="float" office:value="0.043374">
            <text:p>0.043374</text:p>
          </table:table-cell>
          <table:table-cell table:formula="of:=AVERAGE([.G97:.G101])" office:value-type="float" office:value="0.001890000000002">
            <text:p>0.00189</text:p>
          </table:table-cell>
          <table:table-cell table:formula="of:=AVERAGE([.H97:.H101])" office:value-type="float" office:value="0.027272">
            <text:p>0.027272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11">
            <text:p>0.00111</text:p>
          </table:table-cell>
          <table:table-cell office:value-type="float" office:value="0.01872">
            <text:p>0.01872</text:p>
          </table:table-cell>
          <table:table-cell office:value-type="float" office:value="0.00666666666667">
            <text:p>0.0066666667</text:p>
          </table:table-cell>
          <table:table-cell office:value-type="float" office:value="0.02042">
            <text:p>0.02042</text:p>
          </table:table-cell>
          <table:table-cell table:formula="of:=ABS([.B22]-[.C22])" office:value-type="float" office:value="0.01761">
            <text:p>0.01761</text:p>
          </table:table-cell>
          <table:table-cell table:formula="of:=ABS([.$B$2]-[.D22])" office:value-type="float" office:value="0.00555666666667">
            <text:p>0.0055566667</text:p>
          </table:table-cell>
          <table:table-cell table:formula="of:=ABS([.$B$2]-[.E22])" office:value-type="float" office:value="0.01931">
            <text:p>0.01931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81">
            <text:p>0.00081</text:p>
          </table:table-cell>
          <table:table-cell office:value-type="float" office:value="0.0185">
            <text:p>0.0185</text:p>
          </table:table-cell>
          <table:table-cell office:value-type="float" office:value="0.00666666666667">
            <text:p>0.0066666667</text:p>
          </table:table-cell>
          <table:table-cell office:value-type="float" office:value="0.0206">
            <text:p>0.0206</text:p>
          </table:table-cell>
          <table:table-cell table:formula="of:=ABS([.B23]-[.C23])" office:value-type="float" office:value="0.01769">
            <text:p>0.01769</text:p>
          </table:table-cell>
          <table:table-cell table:formula="of:=ABS([.$B$2]-[.D23])" office:value-type="float" office:value="0.00555666666667">
            <text:p>0.0055566667</text:p>
          </table:table-cell>
          <table:table-cell table:formula="of:=ABS([.$B$2]-[.E23])" office:value-type="float" office:value="0.01949">
            <text:p>0.01949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91">
            <text:p>0.00091</text:p>
          </table:table-cell>
          <table:table-cell office:value-type="float" office:value="0.01829">
            <text:p>0.01829</text:p>
          </table:table-cell>
          <table:table-cell office:value-type="float" office:value="0.02">
            <text:p>0.02</text:p>
          </table:table-cell>
          <table:table-cell office:value-type="float" office:value="0.02118">
            <text:p>0.02118</text:p>
          </table:table-cell>
          <table:table-cell table:formula="of:=ABS([.B24]-[.C24])" office:value-type="float" office:value="0.01738">
            <text:p>0.01738</text:p>
          </table:table-cell>
          <table:table-cell table:formula="of:=ABS([.$B$2]-[.D24])" office:value-type="float" office:value="0.01889">
            <text:p>0.01889</text:p>
          </table:table-cell>
          <table:table-cell table:formula="of:=ABS([.$B$2]-[.E24])" office:value-type="float" office:value="0.02007">
            <text:p>0.02007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25">
            <text:p>0.00125</text:p>
          </table:table-cell>
          <table:table-cell office:value-type="float" office:value="0.01888">
            <text:p>0.01888</text:p>
          </table:table-cell>
          <table:table-cell office:value-type="float" office:value="0.00666666666667">
            <text:p>0.0066666667</text:p>
          </table:table-cell>
          <table:table-cell office:value-type="float" office:value="0.01786">
            <text:p>0.01786</text:p>
          </table:table-cell>
          <table:table-cell table:formula="of:=ABS([.B25]-[.C25])" office:value-type="float" office:value="0.01763">
            <text:p>0.01763</text:p>
          </table:table-cell>
          <table:table-cell table:formula="of:=ABS([.$B$2]-[.D25])" office:value-type="float" office:value="0.00555666666667">
            <text:p>0.0055566667</text:p>
          </table:table-cell>
          <table:table-cell table:formula="of:=ABS([.$B$2]-[.E25])" office:value-type="float" office:value="0.01675">
            <text:p>0.01675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2">
            <text:p>0.0012</text:p>
          </table:table-cell>
          <table:table-cell office:value-type="float" office:value="0.01929">
            <text:p>0.01929</text:p>
          </table:table-cell>
          <table:table-cell office:value-type="float" office:value="0.00666666666667">
            <text:p>0.0066666667</text:p>
          </table:table-cell>
          <table:table-cell office:value-type="float" office:value="0.02134">
            <text:p>0.02134</text:p>
          </table:table-cell>
          <table:table-cell table:formula="of:=ABS([.B26]-[.C26])" office:value-type="float" office:value="0.01809">
            <text:p>0.01809</text:p>
          </table:table-cell>
          <table:table-cell table:formula="of:=ABS([.$B$2]-[.D26])" office:value-type="float" office:value="0.00555666666667">
            <text:p>0.0055566667</text:p>
          </table:table-cell>
          <table:table-cell table:formula="of:=ABS([.$B$2]-[.E26])" office:value-type="float" office:value="0.02023">
            <text:p>0.02023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11">
            <text:p>0.00111</text:p>
          </table:table-cell>
          <table:table-cell office:value-type="float" office:value="0.01607">
            <text:p>0.01607</text:p>
          </table:table-cell>
          <table:table-cell office:value-type="float" office:value="0.00555555555556">
            <text:p>0.0055555556</text:p>
          </table:table-cell>
          <table:table-cell office:value-type="float" office:value="0.0178">
            <text:p>0.0178</text:p>
          </table:table-cell>
          <table:table-cell table:formula="of:=ABS([.B27]-[.C27])" office:value-type="float" office:value="0.01496">
            <text:p>0.01496</text:p>
          </table:table-cell>
          <table:table-cell table:formula="of:=ABS([.$B$2]-[.D27])" office:value-type="float" office:value="0.00444555555556">
            <text:p>0.0044455556</text:p>
          </table:table-cell>
          <table:table-cell table:formula="of:=ABS([.$B$2]-[.E27])" office:value-type="float" office:value="0.01669">
            <text:p>0.01669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81">
            <text:p>0.00081</text:p>
          </table:table-cell>
          <table:table-cell office:value-type="float" office:value="0.01601">
            <text:p>0.01601</text:p>
          </table:table-cell>
          <table:table-cell office:value-type="float" office:value="0.0166666666667">
            <text:p>0.0166666667</text:p>
          </table:table-cell>
          <table:table-cell office:value-type="float" office:value="0.01858">
            <text:p>0.01858</text:p>
          </table:table-cell>
          <table:table-cell table:formula="of:=ABS([.B28]-[.C28])" office:value-type="float" office:value="0.0152">
            <text:p>0.0152</text:p>
          </table:table-cell>
          <table:table-cell table:formula="of:=ABS([.$B$2]-[.D28])" office:value-type="float" office:value="0.0155566666667">
            <text:p>0.0155566667</text:p>
          </table:table-cell>
          <table:table-cell table:formula="of:=ABS([.$B$2]-[.E28])" office:value-type="float" office:value="0.01747">
            <text:p>0.01747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91">
            <text:p>0.00091</text:p>
          </table:table-cell>
          <table:table-cell office:value-type="float" office:value="0.01633">
            <text:p>0.01633</text:p>
          </table:table-cell>
          <table:table-cell office:value-type="float" office:value="0.00555555555556">
            <text:p>0.0055555556</text:p>
          </table:table-cell>
          <table:table-cell office:value-type="float" office:value="0.0186">
            <text:p>0.0186</text:p>
          </table:table-cell>
          <table:table-cell table:formula="of:=ABS([.B29]-[.C29])" office:value-type="float" office:value="0.01542">
            <text:p>0.01542</text:p>
          </table:table-cell>
          <table:table-cell table:formula="of:=ABS([.$B$2]-[.D29])" office:value-type="float" office:value="0.00444555555556">
            <text:p>0.0044455556</text:p>
          </table:table-cell>
          <table:table-cell table:formula="of:=ABS([.$B$2]-[.E29])" office:value-type="float" office:value="0.01749">
            <text:p>0.01749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25">
            <text:p>0.00125</text:p>
          </table:table-cell>
          <table:table-cell office:value-type="float" office:value="0.01608">
            <text:p>0.01608</text:p>
          </table:table-cell>
          <table:table-cell office:value-type="float" office:value="0.00555555555556">
            <text:p>0.0055555556</text:p>
          </table:table-cell>
          <table:table-cell office:value-type="float" office:value="0.015">
            <text:p>0.015</text:p>
          </table:table-cell>
          <table:table-cell table:formula="of:=ABS([.B30]-[.C30])" office:value-type="float" office:value="0.01483">
            <text:p>0.01483</text:p>
          </table:table-cell>
          <table:table-cell table:formula="of:=ABS([.$B$2]-[.D30])" office:value-type="float" office:value="0.00444555555556">
            <text:p>0.0044455556</text:p>
          </table:table-cell>
          <table:table-cell table:formula="of:=ABS([.$B$2]-[.E30])" office:value-type="float" office:value="0.01389">
            <text:p>0.01389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2">
            <text:p>0.0012</text:p>
          </table:table-cell>
          <table:table-cell office:value-type="float" office:value="0.01642">
            <text:p>0.01642</text:p>
          </table:table-cell>
          <table:table-cell office:value-type="float" office:value="0.00555555555556">
            <text:p>0.0055555556</text:p>
          </table:table-cell>
          <table:table-cell office:value-type="float" office:value="0.01502">
            <text:p>0.01502</text:p>
          </table:table-cell>
          <table:table-cell table:formula="of:=ABS([.B31]-[.C31])" office:value-type="float" office:value="0.01522">
            <text:p>0.01522</text:p>
          </table:table-cell>
          <table:table-cell table:formula="of:=ABS([.$B$2]-[.D31])" office:value-type="float" office:value="0.00444555555556">
            <text:p>0.0044455556</text:p>
          </table:table-cell>
          <table:table-cell table:formula="of:=ABS([.$B$2]-[.E31])" office:value-type="float" office:value="0.01391">
            <text:p>0.01391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11">
            <text:p>0.00111</text:p>
          </table:table-cell>
          <table:table-cell office:value-type="float" office:value="0.01425">
            <text:p>0.01425</text:p>
          </table:table-cell>
          <table:table-cell office:value-type="float" office:value="0.0047619047619">
            <text:p>0.0047619048</text:p>
          </table:table-cell>
          <table:table-cell office:value-type="float" office:value="0.01332">
            <text:p>0.01332</text:p>
          </table:table-cell>
          <table:table-cell table:formula="of:=ABS([.B32]-[.C32])" office:value-type="float" office:value="0.01314">
            <text:p>0.01314</text:p>
          </table:table-cell>
          <table:table-cell table:formula="of:=ABS([.$B$2]-[.D32])" office:value-type="float" office:value="0.0036519047619">
            <text:p>0.0036519048</text:p>
          </table:table-cell>
          <table:table-cell table:formula="of:=ABS([.$B$2]-[.E32])" office:value-type="float" office:value="0.01221">
            <text:p>0.01221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81">
            <text:p>0.00081</text:p>
          </table:table-cell>
          <table:table-cell office:value-type="float" office:value="0.01361">
            <text:p>0.01361</text:p>
          </table:table-cell>
          <table:table-cell office:value-type="float" office:value="0.0047619047619">
            <text:p>0.0047619048</text:p>
          </table:table-cell>
          <table:table-cell office:value-type="float" office:value="0.01263">
            <text:p>0.01263</text:p>
          </table:table-cell>
          <table:table-cell table:formula="of:=ABS([.B33]-[.C33])" office:value-type="float" office:value="0.0128">
            <text:p>0.0128</text:p>
          </table:table-cell>
          <table:table-cell table:formula="of:=ABS([.$B$2]-[.D33])" office:value-type="float" office:value="0.0036519047619">
            <text:p>0.0036519048</text:p>
          </table:table-cell>
          <table:table-cell table:formula="of:=ABS([.$B$2]-[.E33])" office:value-type="float" office:value="0.01152">
            <text:p>0.01152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91">
            <text:p>0.00091</text:p>
          </table:table-cell>
          <table:table-cell office:value-type="float" office:value="0.0143">
            <text:p>0.0143</text:p>
          </table:table-cell>
          <table:table-cell office:value-type="float" office:value="0.0047619047619">
            <text:p>0.0047619048</text:p>
          </table:table-cell>
          <table:table-cell office:value-type="float" office:value="0.01325">
            <text:p>0.01325</text:p>
          </table:table-cell>
          <table:table-cell table:formula="of:=ABS([.B34]-[.C34])" office:value-type="float" office:value="0.01339">
            <text:p>0.01339</text:p>
          </table:table-cell>
          <table:table-cell table:formula="of:=ABS([.$B$2]-[.D34])" office:value-type="float" office:value="0.0036519047619">
            <text:p>0.0036519048</text:p>
          </table:table-cell>
          <table:table-cell table:formula="of:=ABS([.$B$2]-[.E34])" office:value-type="float" office:value="0.01214">
            <text:p>0.01214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25">
            <text:p>0.00125</text:p>
          </table:table-cell>
          <table:table-cell office:value-type="float" office:value="0.014">
            <text:p>0.014</text:p>
          </table:table-cell>
          <table:table-cell office:value-type="float" office:value="0.0047619047619">
            <text:p>0.0047619048</text:p>
          </table:table-cell>
          <table:table-cell office:value-type="float" office:value="0.01296">
            <text:p>0.01296</text:p>
          </table:table-cell>
          <table:table-cell table:formula="of:=ABS([.B35]-[.C35])" office:value-type="float" office:value="0.01275">
            <text:p>0.01275</text:p>
          </table:table-cell>
          <table:table-cell table:formula="of:=ABS([.$B$2]-[.D35])" office:value-type="float" office:value="0.0036519047619">
            <text:p>0.0036519048</text:p>
          </table:table-cell>
          <table:table-cell table:formula="of:=ABS([.$B$2]-[.E35])" office:value-type="float" office:value="0.01185">
            <text:p>0.01185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2">
            <text:p>0.0012</text:p>
          </table:table-cell>
          <table:table-cell office:value-type="float" office:value="0.01409">
            <text:p>0.01409</text:p>
          </table:table-cell>
          <table:table-cell office:value-type="float" office:value="0.0047619047619">
            <text:p>0.0047619048</text:p>
          </table:table-cell>
          <table:table-cell office:value-type="float" office:value="0.01304">
            <text:p>0.01304</text:p>
          </table:table-cell>
          <table:table-cell table:formula="of:=ABS([.B36]-[.C36])" office:value-type="float" office:value="0.01289">
            <text:p>0.01289</text:p>
          </table:table-cell>
          <table:table-cell table:formula="of:=ABS([.$B$2]-[.D36])" office:value-type="float" office:value="0.0036519047619">
            <text:p>0.0036519048</text:p>
          </table:table-cell>
          <table:table-cell table:formula="of:=ABS([.$B$2]-[.E36])" office:value-type="float" office:value="0.01193">
            <text:p>0.01193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111">
            <text:p>0.00111</text:p>
          </table:table-cell>
          <table:table-cell office:value-type="float" office:value="0.01225">
            <text:p>0.01225</text:p>
          </table:table-cell>
          <table:table-cell office:value-type="float" office:value="0.00416666666667">
            <text:p>0.0041666667</text:p>
          </table:table-cell>
          <table:table-cell office:value-type="float" office:value="0.02402">
            <text:p>0.02402</text:p>
          </table:table-cell>
          <table:table-cell table:formula="of:=ABS([.B37]-[.C37])" office:value-type="float" office:value="0.01114">
            <text:p>0.01114</text:p>
          </table:table-cell>
          <table:table-cell table:formula="of:=ABS([.$B$2]-[.D37])" office:value-type="float" office:value="0.00305666666667">
            <text:p>0.0030566667</text:p>
          </table:table-cell>
          <table:table-cell table:formula="of:=ABS([.$B$2]-[.E37])" office:value-type="float" office:value="0.02291">
            <text:p>0.02291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81">
            <text:p>0.00081</text:p>
          </table:table-cell>
          <table:table-cell office:value-type="float" office:value="0.01177">
            <text:p>0.01177</text:p>
          </table:table-cell>
          <table:table-cell office:value-type="float" office:value="0.0125">
            <text:p>0.0125</text:p>
          </table:table-cell>
          <table:table-cell office:value-type="float" office:value="0.02405">
            <text:p>0.02405</text:p>
          </table:table-cell>
          <table:table-cell table:formula="of:=ABS([.B38]-[.C38])" office:value-type="float" office:value="0.01096">
            <text:p>0.01096</text:p>
          </table:table-cell>
          <table:table-cell table:formula="of:=ABS([.$B$2]-[.D38])" office:value-type="float" office:value="0.01139">
            <text:p>0.01139</text:p>
          </table:table-cell>
          <table:table-cell table:formula="of:=ABS([.$B$2]-[.E38])" office:value-type="float" office:value="0.02294">
            <text:p>0.02294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91">
            <text:p>0.00091</text:p>
          </table:table-cell>
          <table:table-cell office:value-type="float" office:value="0.01191">
            <text:p>0.01191</text:p>
          </table:table-cell>
          <table:table-cell office:value-type="float" office:value="0.00416666666667">
            <text:p>0.0041666667</text:p>
          </table:table-cell>
          <table:table-cell office:value-type="float" office:value="0.02371">
            <text:p>0.02371</text:p>
          </table:table-cell>
          <table:table-cell table:formula="of:=ABS([.B39]-[.C39])" office:value-type="float" office:value="0.011">
            <text:p>0.011</text:p>
          </table:table-cell>
          <table:table-cell table:formula="of:=ABS([.$B$2]-[.D39])" office:value-type="float" office:value="0.00305666666667">
            <text:p>0.0030566667</text:p>
          </table:table-cell>
          <table:table-cell table:formula="of:=ABS([.$B$2]-[.E39])" office:value-type="float" office:value="0.0226">
            <text:p>0.0226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125">
            <text:p>0.00125</text:p>
          </table:table-cell>
          <table:table-cell office:value-type="float" office:value="0.01199">
            <text:p>0.01199</text:p>
          </table:table-cell>
          <table:table-cell office:value-type="float" office:value="0.00416666666667">
            <text:p>0.0041666667</text:p>
          </table:table-cell>
          <table:table-cell office:value-type="float" office:value="0.02386">
            <text:p>0.02386</text:p>
          </table:table-cell>
          <table:table-cell table:formula="of:=ABS([.B40]-[.C40])" office:value-type="float" office:value="0.01074">
            <text:p>0.01074</text:p>
          </table:table-cell>
          <table:table-cell table:formula="of:=ABS([.$B$2]-[.D40])" office:value-type="float" office:value="0.00305666666667">
            <text:p>0.0030566667</text:p>
          </table:table-cell>
          <table:table-cell table:formula="of:=ABS([.$B$2]-[.E40])" office:value-type="float" office:value="0.02275">
            <text:p>0.02275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12">
            <text:p>0.0012</text:p>
          </table:table-cell>
          <table:table-cell office:value-type="float" office:value="0.01198">
            <text:p>0.01198</text:p>
          </table:table-cell>
          <table:table-cell office:value-type="float" office:value="0.00416666666667">
            <text:p>0.0041666667</text:p>
          </table:table-cell>
          <table:table-cell office:value-type="float" office:value="0.02429">
            <text:p>0.02429</text:p>
          </table:table-cell>
          <table:table-cell table:formula="of:=ABS([.B41]-[.C41])" office:value-type="float" office:value="0.01078">
            <text:p>0.01078</text:p>
          </table:table-cell>
          <table:table-cell table:formula="of:=ABS([.$B$2]-[.D41])" office:value-type="float" office:value="0.00305666666667">
            <text:p>0.0030566667</text:p>
          </table:table-cell>
          <table:table-cell table:formula="of:=ABS([.$B$2]-[.E41])" office:value-type="float" office:value="0.02318">
            <text:p>0.02318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11">
            <text:p>0.00111</text:p>
          </table:table-cell>
          <table:table-cell office:value-type="float" office:value="0.01086">
            <text:p>0.01086</text:p>
          </table:table-cell>
          <table:table-cell office:value-type="float" office:value="0.0037037037037">
            <text:p>0.0037037037</text:p>
          </table:table-cell>
          <table:table-cell office:value-type="float" office:value="0.01008">
            <text:p>0.01008</text:p>
          </table:table-cell>
          <table:table-cell table:formula="of:=ABS([.B42]-[.C42])" office:value-type="float" office:value="0.00975">
            <text:p>0.00975</text:p>
          </table:table-cell>
          <table:table-cell table:formula="of:=ABS([.$B$2]-[.D42])" office:value-type="float" office:value="0.0025937037037">
            <text:p>0.0025937037</text:p>
          </table:table-cell>
          <table:table-cell table:formula="of:=ABS([.$B$2]-[.E42])" office:value-type="float" office:value="0.00897">
            <text:p>0.00897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81">
            <text:p>0.00081</text:p>
          </table:table-cell>
          <table:table-cell office:value-type="float" office:value="0.01061">
            <text:p>0.01061</text:p>
          </table:table-cell>
          <table:table-cell office:value-type="float" office:value="0.0037037037037">
            <text:p>0.0037037037</text:p>
          </table:table-cell>
          <table:table-cell office:value-type="float" office:value="0.01168">
            <text:p>0.01168</text:p>
          </table:table-cell>
          <table:table-cell table:formula="of:=ABS([.B43]-[.C43])" office:value-type="float" office:value="0.0098">
            <text:p>0.0098</text:p>
          </table:table-cell>
          <table:table-cell table:formula="of:=ABS([.$B$2]-[.D43])" office:value-type="float" office:value="0.0025937037037">
            <text:p>0.0025937037</text:p>
          </table:table-cell>
          <table:table-cell table:formula="of:=ABS([.$B$2]-[.E43])" office:value-type="float" office:value="0.01057">
            <text:p>0.01057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91">
            <text:p>0.00091</text:p>
          </table:table-cell>
          <table:table-cell office:value-type="float" office:value="0.01134">
            <text:p>0.01134</text:p>
          </table:table-cell>
          <table:table-cell office:value-type="float" office:value="0.0037037037037">
            <text:p>0.0037037037</text:p>
          </table:table-cell>
          <table:table-cell office:value-type="float" office:value="0.0123">
            <text:p>0.0123</text:p>
          </table:table-cell>
          <table:table-cell table:formula="of:=ABS([.B44]-[.C44])" office:value-type="float" office:value="0.01043">
            <text:p>0.01043</text:p>
          </table:table-cell>
          <table:table-cell table:formula="of:=ABS([.$B$2]-[.D44])" office:value-type="float" office:value="0.0025937037037">
            <text:p>0.0025937037</text:p>
          </table:table-cell>
          <table:table-cell table:formula="of:=ABS([.$B$2]-[.E44])" office:value-type="float" office:value="0.01119">
            <text:p>0.01119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25">
            <text:p>0.00125</text:p>
          </table:table-cell>
          <table:table-cell office:value-type="float" office:value="0.01117">
            <text:p>0.01117</text:p>
          </table:table-cell>
          <table:table-cell office:value-type="float" office:value="0.0037037037037">
            <text:p>0.0037037037</text:p>
          </table:table-cell>
          <table:table-cell office:value-type="float" office:value="0.01153">
            <text:p>0.01153</text:p>
          </table:table-cell>
          <table:table-cell table:formula="of:=ABS([.B45]-[.C45])" office:value-type="float" office:value="0.00992">
            <text:p>0.00992</text:p>
          </table:table-cell>
          <table:table-cell table:formula="of:=ABS([.$B$2]-[.D45])" office:value-type="float" office:value="0.0025937037037">
            <text:p>0.0025937037</text:p>
          </table:table-cell>
          <table:table-cell table:formula="of:=ABS([.$B$2]-[.E45])" office:value-type="float" office:value="0.01042">
            <text:p>0.01042</text:p>
          </table:table-cell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2">
            <text:p>0.0012</text:p>
          </table:table-cell>
          <table:table-cell office:value-type="float" office:value="0.01101">
            <text:p>0.01101</text:p>
          </table:table-cell>
          <table:table-cell office:value-type="float" office:value="0.0037037037037">
            <text:p>0.0037037037</text:p>
          </table:table-cell>
          <table:table-cell office:value-type="float" office:value="0.00996">
            <text:p>0.00996</text:p>
          </table:table-cell>
          <table:table-cell table:formula="of:=ABS([.B46]-[.C46])" office:value-type="float" office:value="0.00981">
            <text:p>0.00981</text:p>
          </table:table-cell>
          <table:table-cell table:formula="of:=ABS([.$B$2]-[.D46])" office:value-type="float" office:value="0.0025937037037">
            <text:p>0.0025937037</text:p>
          </table:table-cell>
          <table:table-cell table:formula="of:=ABS([.$B$2]-[.E46])" office:value-type="float" office:value="0.00885">
            <text:p>0.00885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11">
            <text:p>0.00111</text:p>
          </table:table-cell>
          <table:table-cell office:value-type="float" office:value="0.00935">
            <text:p>0.00935</text:p>
          </table:table-cell>
          <table:table-cell office:value-type="float" office:value="0.00333333333333">
            <text:p>0.0033333333</text:p>
          </table:table-cell>
          <table:table-cell office:value-type="float" office:value="0.01872">
            <text:p>0.01872</text:p>
          </table:table-cell>
          <table:table-cell table:formula="of:=ABS([.B47]-[.C47])" office:value-type="float" office:value="0.00824">
            <text:p>0.00824</text:p>
          </table:table-cell>
          <table:table-cell table:formula="of:=ABS([.$B$2]-[.D47])" office:value-type="float" office:value="0.00222333333333">
            <text:p>0.0022233333</text:p>
          </table:table-cell>
          <table:table-cell table:formula="of:=ABS([.$B$2]-[.E47])" office:value-type="float" office:value="0.01761">
            <text:p>0.01761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1">
            <text:p>0.00081</text:p>
          </table:table-cell>
          <table:table-cell office:value-type="float" office:value="0.00872">
            <text:p>0.00872</text:p>
          </table:table-cell>
          <table:table-cell office:value-type="float" office:value="0.01">
            <text:p>0.01</text:p>
          </table:table-cell>
          <table:table-cell office:value-type="float" office:value="0.0185">
            <text:p>0.0185</text:p>
          </table:table-cell>
          <table:table-cell table:formula="of:=ABS([.B48]-[.C48])" office:value-type="float" office:value="0.00791">
            <text:p>0.00791</text:p>
          </table:table-cell>
          <table:table-cell table:formula="of:=ABS([.$B$2]-[.D48])" office:value-type="float" office:value="0.00889">
            <text:p>0.00889</text:p>
          </table:table-cell>
          <table:table-cell table:formula="of:=ABS([.$B$2]-[.E48])" office:value-type="float" office:value="0.01739">
            <text:p>0.01739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91">
            <text:p>0.00091</text:p>
          </table:table-cell>
          <table:table-cell office:value-type="float" office:value="0.00878">
            <text:p>0.00878</text:p>
          </table:table-cell>
          <table:table-cell office:value-type="float" office:value="0.01">
            <text:p>0.01</text:p>
          </table:table-cell>
          <table:table-cell office:value-type="float" office:value="0.01829">
            <text:p>0.01829</text:p>
          </table:table-cell>
          <table:table-cell table:formula="of:=ABS([.B49]-[.C49])" office:value-type="float" office:value="0.00787">
            <text:p>0.00787</text:p>
          </table:table-cell>
          <table:table-cell table:formula="of:=ABS([.$B$2]-[.D49])" office:value-type="float" office:value="0.00889">
            <text:p>0.00889</text:p>
          </table:table-cell>
          <table:table-cell table:formula="of:=ABS([.$B$2]-[.E49])" office:value-type="float" office:value="0.01718">
            <text:p>0.01718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25">
            <text:p>0.00125</text:p>
          </table:table-cell>
          <table:table-cell office:value-type="float" office:value="0.00911">
            <text:p>0.00911</text:p>
          </table:table-cell>
          <table:table-cell office:value-type="float" office:value="0.00333333333333">
            <text:p>0.0033333333</text:p>
          </table:table-cell>
          <table:table-cell office:value-type="float" office:value="0.01888">
            <text:p>0.01888</text:p>
          </table:table-cell>
          <table:table-cell table:formula="of:=ABS([.B50]-[.C50])" office:value-type="float" office:value="0.00786">
            <text:p>0.00786</text:p>
          </table:table-cell>
          <table:table-cell table:formula="of:=ABS([.$B$2]-[.D50])" office:value-type="float" office:value="0.00222333333333">
            <text:p>0.0022233333</text:p>
          </table:table-cell>
          <table:table-cell table:formula="of:=ABS([.$B$2]-[.E50])" office:value-type="float" office:value="0.01777">
            <text:p>0.01777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2">
            <text:p>0.0012</text:p>
          </table:table-cell>
          <table:table-cell office:value-type="float" office:value="0.11">
            <text:p>0.11</text:p>
          </table:table-cell>
          <table:table-cell office:value-type="float" office:value="0.00333333333333">
            <text:p>0.0033333333</text:p>
          </table:table-cell>
          <table:table-cell office:value-type="float" office:value="0.01929">
            <text:p>0.01929</text:p>
          </table:table-cell>
          <table:table-cell table:formula="of:=ABS([.B51]-[.C51])" office:value-type="float" office:value="0.1088">
            <text:p>0.1088</text:p>
          </table:table-cell>
          <table:table-cell table:formula="of:=ABS([.$B$2]-[.D51])" office:value-type="float" office:value="0.00222333333333">
            <text:p>0.0022233333</text:p>
          </table:table-cell>
          <table:table-cell table:formula="of:=ABS([.$B$2]-[.E51])" office:value-type="float" office:value="0.01818">
            <text:p>0.01818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111">
            <text:p>0.00111</text:p>
          </table:table-cell>
          <table:table-cell office:value-type="float" office:value="0.00935">
            <text:p>0.00935</text:p>
          </table:table-cell>
          <table:table-cell office:value-type="float" office:value="0.0030303030303">
            <text:p>0.003030303</text:p>
          </table:table-cell>
          <table:table-cell office:value-type="float" office:value="0.01023">
            <text:p>0.01023</text:p>
          </table:table-cell>
          <table:table-cell table:formula="of:=ABS([.B52]-[.C52])" office:value-type="float" office:value="0.00824">
            <text:p>0.00824</text:p>
          </table:table-cell>
          <table:table-cell table:formula="of:=ABS([.$B$2]-[.D52])" office:value-type="float" office:value="0.0019203030303">
            <text:p>0.001920303</text:p>
          </table:table-cell>
          <table:table-cell table:formula="of:=ABS([.$B$2]-[.E52])" office:value-type="float" office:value="0.00912">
            <text:p>0.00912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81">
            <text:p>0.00081</text:p>
          </table:table-cell>
          <table:table-cell office:value-type="float" office:value="0.00872">
            <text:p>0.00872</text:p>
          </table:table-cell>
          <table:table-cell office:value-type="float" office:value="0.0030303030303">
            <text:p>0.003030303</text:p>
          </table:table-cell>
          <table:table-cell office:value-type="float" office:value="0.00786">
            <text:p>0.00786</text:p>
          </table:table-cell>
          <table:table-cell table:formula="of:=ABS([.B53]-[.C53])" office:value-type="float" office:value="0.00791">
            <text:p>0.00791</text:p>
          </table:table-cell>
          <table:table-cell table:formula="of:=ABS([.$B$2]-[.D53])" office:value-type="float" office:value="0.0019203030303">
            <text:p>0.001920303</text:p>
          </table:table-cell>
          <table:table-cell table:formula="of:=ABS([.$B$2]-[.E53])" office:value-type="float" office:value="0.00675">
            <text:p>0.00675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91">
            <text:p>0.00091</text:p>
          </table:table-cell>
          <table:table-cell office:value-type="float" office:value="0.00878">
            <text:p>0.00878</text:p>
          </table:table-cell>
          <table:table-cell office:value-type="float" office:value="0.0030303030303">
            <text:p>0.003030303</text:p>
          </table:table-cell>
          <table:table-cell office:value-type="float" office:value="0.00985">
            <text:p>0.00985</text:p>
          </table:table-cell>
          <table:table-cell table:formula="of:=ABS([.B54]-[.C54])" office:value-type="float" office:value="0.00787">
            <text:p>0.00787</text:p>
          </table:table-cell>
          <table:table-cell table:formula="of:=ABS([.$B$2]-[.D54])" office:value-type="float" office:value="0.0019203030303">
            <text:p>0.001920303</text:p>
          </table:table-cell>
          <table:table-cell table:formula="of:=ABS([.$B$2]-[.E54])" office:value-type="float" office:value="0.00874">
            <text:p>0.00874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125">
            <text:p>0.00125</text:p>
          </table:table-cell>
          <table:table-cell office:value-type="float" office:value="0.00911">
            <text:p>0.00911</text:p>
          </table:table-cell>
          <table:table-cell office:value-type="float" office:value="0.0030303030303">
            <text:p>0.003030303</text:p>
          </table:table-cell>
          <table:table-cell office:value-type="float" office:value="0.00816">
            <text:p>0.00816</text:p>
          </table:table-cell>
          <table:table-cell table:formula="of:=ABS([.B55]-[.C55])" office:value-type="float" office:value="0.00786">
            <text:p>0.00786</text:p>
          </table:table-cell>
          <table:table-cell table:formula="of:=ABS([.$B$2]-[.D55])" office:value-type="float" office:value="0.0019203030303">
            <text:p>0.001920303</text:p>
          </table:table-cell>
          <table:table-cell table:formula="of:=ABS([.$B$2]-[.E55])" office:value-type="float" office:value="0.00705">
            <text:p>0.00705</text:p>
          </table:table-cell>
          <table:table-cell table:number-columns-repeated="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12">
            <text:p>0.0012</text:p>
          </table:table-cell>
          <table:table-cell office:value-type="float" office:value="0.00907">
            <text:p>0.00907</text:p>
          </table:table-cell>
          <table:table-cell office:value-type="float" office:value="0.0030303030303">
            <text:p>0.003030303</text:p>
          </table:table-cell>
          <table:table-cell office:value-type="float" office:value="0.00813">
            <text:p>0.00813</text:p>
          </table:table-cell>
          <table:table-cell table:formula="of:=ABS([.B56]-[.C56])" office:value-type="float" office:value="0.00787">
            <text:p>0.00787</text:p>
          </table:table-cell>
          <table:table-cell table:formula="of:=ABS([.$B$2]-[.D56])" office:value-type="float" office:value="0.0019203030303">
            <text:p>0.001920303</text:p>
          </table:table-cell>
          <table:table-cell table:formula="of:=ABS([.$B$2]-[.E56])" office:value-type="float" office:value="0.00702">
            <text:p>0.00702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11">
            <text:p>0.00111</text:p>
          </table:table-cell>
          <table:table-cell office:value-type="float" office:value="0.00801">
            <text:p>0.00801</text:p>
          </table:table-cell>
          <table:table-cell office:value-type="float" office:value="0.00277777777778">
            <text:p>0.0027777778</text:p>
          </table:table-cell>
          <table:table-cell office:value-type="float" office:value="0.0158">
            <text:p>0.0158</text:p>
          </table:table-cell>
          <table:table-cell table:formula="of:=ABS([.B57]-[.C57])" office:value-type="float" office:value="0.0069">
            <text:p>0.0069</text:p>
          </table:table-cell>
          <table:table-cell table:formula="of:=ABS([.$B$2]-[.D57])" office:value-type="float" office:value="0.00166777777778">
            <text:p>0.0016677778</text:p>
          </table:table-cell>
          <table:table-cell table:formula="of:=ABS([.$B$2]-[.E57])" office:value-type="float" office:value="0.01469">
            <text:p>0.01469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81">
            <text:p>0.00081</text:p>
          </table:table-cell>
          <table:table-cell office:value-type="float" office:value="0.0075">
            <text:p>0.0075</text:p>
          </table:table-cell>
          <table:table-cell office:value-type="float" office:value="0.00833333333333">
            <text:p>0.0083333333</text:p>
          </table:table-cell>
          <table:table-cell office:value-type="float" office:value="0.01601">
            <text:p>0.01601</text:p>
          </table:table-cell>
          <table:table-cell table:formula="of:=ABS([.B58]-[.C58])" office:value-type="float" office:value="0.00669">
            <text:p>0.00669</text:p>
          </table:table-cell>
          <table:table-cell table:formula="of:=ABS([.$B$2]-[.D58])" office:value-type="float" office:value="0.00722333333333">
            <text:p>0.0072233333</text:p>
          </table:table-cell>
          <table:table-cell table:formula="of:=ABS([.$B$2]-[.E58])" office:value-type="float" office:value="0.0149">
            <text:p>0.0149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91">
            <text:p>0.00091</text:p>
          </table:table-cell>
          <table:table-cell office:value-type="float" office:value="0.00824">
            <text:p>0.00824</text:p>
          </table:table-cell>
          <table:table-cell office:value-type="float" office:value="0.00277777777778">
            <text:p>0.0027777778</text:p>
          </table:table-cell>
          <table:table-cell office:value-type="float" office:value="0.01633">
            <text:p>0.01633</text:p>
          </table:table-cell>
          <table:table-cell table:formula="of:=ABS([.B59]-[.C59])" office:value-type="float" office:value="0.00733">
            <text:p>0.00733</text:p>
          </table:table-cell>
          <table:table-cell table:formula="of:=ABS([.$B$2]-[.D59])" office:value-type="float" office:value="0.00166777777778">
            <text:p>0.0016677778</text:p>
          </table:table-cell>
          <table:table-cell table:formula="of:=ABS([.$B$2]-[.E59])" office:value-type="float" office:value="0.01522">
            <text:p>0.01522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25">
            <text:p>0.00125</text:p>
          </table:table-cell>
          <table:table-cell office:value-type="float" office:value="0.00828">
            <text:p>0.00828</text:p>
          </table:table-cell>
          <table:table-cell office:value-type="float" office:value="0.00277777777778">
            <text:p>0.0027777778</text:p>
          </table:table-cell>
          <table:table-cell office:value-type="float" office:value="0.01615">
            <text:p>0.01615</text:p>
          </table:table-cell>
          <table:table-cell table:formula="of:=ABS([.B60]-[.C60])" office:value-type="float" office:value="0.00703">
            <text:p>0.00703</text:p>
          </table:table-cell>
          <table:table-cell table:formula="of:=ABS([.$B$2]-[.D60])" office:value-type="float" office:value="0.00166777777778">
            <text:p>0.0016677778</text:p>
          </table:table-cell>
          <table:table-cell table:formula="of:=ABS([.$B$2]-[.E60])" office:value-type="float" office:value="0.01504">
            <text:p>0.01504</text:p>
          </table:table-cell>
          <table:table-cell table:number-columns-repeated="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2">
            <text:p>0.0012</text:p>
          </table:table-cell>
          <table:table-cell office:value-type="float" office:value="0.00842">
            <text:p>0.00842</text:p>
          </table:table-cell>
          <table:table-cell office:value-type="float" office:value="0.00277777777778">
            <text:p>0.0027777778</text:p>
          </table:table-cell>
          <table:table-cell office:value-type="float" office:value="0.01642">
            <text:p>0.01642</text:p>
          </table:table-cell>
          <table:table-cell table:formula="of:=ABS([.B61]-[.C61])" office:value-type="float" office:value="0.00722">
            <text:p>0.00722</text:p>
          </table:table-cell>
          <table:table-cell table:formula="of:=ABS([.$B$2]-[.D61])" office:value-type="float" office:value="0.00166777777778">
            <text:p>0.0016677778</text:p>
          </table:table-cell>
          <table:table-cell table:formula="of:=ABS([.$B$2]-[.E61])" office:value-type="float" office:value="0.01531">
            <text:p>0.01531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11">
            <text:p>0.00111</text:p>
          </table:table-cell>
          <table:table-cell office:value-type="float" office:value="0.00734">
            <text:p>0.00734</text:p>
          </table:table-cell>
          <table:table-cell office:value-type="float" office:value="0.0025641025641">
            <text:p>0.0025641026</text:p>
          </table:table-cell>
          <table:table-cell office:value-type="float" office:value="0.01515">
            <text:p>0.01515</text:p>
          </table:table-cell>
          <table:table-cell table:formula="of:=ABS([.B62]-[.C62])" office:value-type="float" office:value="0.00623">
            <text:p>0.00623</text:p>
          </table:table-cell>
          <table:table-cell table:formula="of:=ABS([.$B$2]-[.D62])" office:value-type="float" office:value="0.0014541025641">
            <text:p>0.0014541026</text:p>
          </table:table-cell>
          <table:table-cell table:formula="of:=ABS([.$B$2]-[.E62])" office:value-type="float" office:value="0.01404">
            <text:p>0.01404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81">
            <text:p>0.00081</text:p>
          </table:table-cell>
          <table:table-cell office:value-type="float" office:value="0.00697">
            <text:p>0.00697</text:p>
          </table:table-cell>
          <table:table-cell office:value-type="float" office:value="0.0025641025641">
            <text:p>0.0025641026</text:p>
          </table:table-cell>
          <table:table-cell office:value-type="float" office:value="0.01456">
            <text:p>0.01456</text:p>
          </table:table-cell>
          <table:table-cell table:formula="of:=ABS([.B63]-[.C63])" office:value-type="float" office:value="0.00616">
            <text:p>0.00616</text:p>
          </table:table-cell>
          <table:table-cell table:formula="of:=ABS([.$B$2]-[.D63])" office:value-type="float" office:value="0.0014541025641">
            <text:p>0.0014541026</text:p>
          </table:table-cell>
          <table:table-cell table:formula="of:=ABS([.$B$2]-[.E63])" office:value-type="float" office:value="0.01345">
            <text:p>0.01345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91">
            <text:p>0.00091</text:p>
          </table:table-cell>
          <table:table-cell office:value-type="float" office:value="0.00729">
            <text:p>0.00729</text:p>
          </table:table-cell>
          <table:table-cell office:value-type="float" office:value="0.0025641025641">
            <text:p>0.0025641026</text:p>
          </table:table-cell>
          <table:table-cell office:value-type="float" office:value="0.0154">
            <text:p>0.0154</text:p>
          </table:table-cell>
          <table:table-cell table:formula="of:=ABS([.B64]-[.C64])" office:value-type="float" office:value="0.00638">
            <text:p>0.00638</text:p>
          </table:table-cell>
          <table:table-cell table:formula="of:=ABS([.$B$2]-[.D64])" office:value-type="float" office:value="0.0014541025641">
            <text:p>0.0014541026</text:p>
          </table:table-cell>
          <table:table-cell table:formula="of:=ABS([.$B$2]-[.E64])" office:value-type="float" office:value="0.01429">
            <text:p>0.01429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25">
            <text:p>0.00125</text:p>
          </table:table-cell>
          <table:table-cell office:value-type="float" office:value="0.00698">
            <text:p>0.00698</text:p>
          </table:table-cell>
          <table:table-cell office:value-type="float" office:value="0.0025641025641">
            <text:p>0.0025641026</text:p>
          </table:table-cell>
          <table:table-cell office:value-type="float" office:value="0.01508">
            <text:p>0.01508</text:p>
          </table:table-cell>
          <table:table-cell table:formula="of:=ABS([.B65]-[.C65])" office:value-type="float" office:value="0.00573">
            <text:p>0.00573</text:p>
          </table:table-cell>
          <table:table-cell table:formula="of:=ABS([.$B$2]-[.D65])" office:value-type="float" office:value="0.0014541025641">
            <text:p>0.0014541026</text:p>
          </table:table-cell>
          <table:table-cell table:formula="of:=ABS([.$B$2]-[.E65])" office:value-type="float" office:value="0.01397">
            <text:p>0.01397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2">
            <text:p>0.0012</text:p>
          </table:table-cell>
          <table:table-cell office:value-type="float" office:value="0.098">
            <text:p>0.098</text:p>
          </table:table-cell>
          <table:table-cell office:value-type="float" office:value="0.0025641025641">
            <text:p>0.0025641026</text:p>
          </table:table-cell>
          <table:table-cell office:value-type="float" office:value="0.01521">
            <text:p>0.01521</text:p>
          </table:table-cell>
          <table:table-cell table:formula="of:=ABS([.B66]-[.C66])" office:value-type="float" office:value="0.0968">
            <text:p>0.0968</text:p>
          </table:table-cell>
          <table:table-cell table:formula="of:=ABS([.$B$2]-[.D66])" office:value-type="float" office:value="0.0014541025641">
            <text:p>0.0014541026</text:p>
          </table:table-cell>
          <table:table-cell table:formula="of:=ABS([.$B$2]-[.E66])" office:value-type="float" office:value="0.0141">
            <text:p>0.0141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11">
            <text:p>0.00111</text:p>
          </table:table-cell>
          <table:table-cell office:value-type="float" office:value="0.00734">
            <text:p>0.00734</text:p>
          </table:table-cell>
          <table:table-cell office:value-type="float" office:value="0.00238095238095">
            <text:p>0.0023809524</text:p>
          </table:table-cell>
          <table:table-cell office:value-type="float" office:value="0.01425">
            <text:p>0.01425</text:p>
          </table:table-cell>
          <table:table-cell table:formula="of:=ABS([.B67]-[.C67])" office:value-type="float" office:value="0.00623">
            <text:p>0.00623</text:p>
          </table:table-cell>
          <table:table-cell table:formula="of:=ABS([.$B$2]-[.D67])" office:value-type="float" office:value="0.00127095238095">
            <text:p>0.0012709524</text:p>
          </table:table-cell>
          <table:table-cell table:formula="of:=ABS([.$B$2]-[.E67])" office:value-type="float" office:value="0.01314">
            <text:p>0.01314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81">
            <text:p>0.00081</text:p>
          </table:table-cell>
          <table:table-cell office:value-type="float" office:value="0.00697">
            <text:p>0.00697</text:p>
          </table:table-cell>
          <table:table-cell office:value-type="float" office:value="0.00714285714286">
            <text:p>0.0071428571</text:p>
          </table:table-cell>
          <table:table-cell office:value-type="float" office:value="0.01361">
            <text:p>0.01361</text:p>
          </table:table-cell>
          <table:table-cell table:formula="of:=ABS([.B68]-[.C68])" office:value-type="float" office:value="0.00616">
            <text:p>0.00616</text:p>
          </table:table-cell>
          <table:table-cell table:formula="of:=ABS([.$B$2]-[.D68])" office:value-type="float" office:value="0.00603285714286">
            <text:p>0.0060328571</text:p>
          </table:table-cell>
          <table:table-cell table:formula="of:=ABS([.$B$2]-[.E68])" office:value-type="float" office:value="0.0125">
            <text:p>0.0125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91">
            <text:p>0.00091</text:p>
          </table:table-cell>
          <table:table-cell office:value-type="float" office:value="0.00729">
            <text:p>0.00729</text:p>
          </table:table-cell>
          <table:table-cell office:value-type="float" office:value="0.00238095238095">
            <text:p>0.0023809524</text:p>
          </table:table-cell>
          <table:table-cell office:value-type="float" office:value="0.0143">
            <text:p>0.0143</text:p>
          </table:table-cell>
          <table:table-cell table:formula="of:=ABS([.B69]-[.C69])" office:value-type="float" office:value="0.00638">
            <text:p>0.00638</text:p>
          </table:table-cell>
          <table:table-cell table:formula="of:=ABS([.$B$2]-[.D69])" office:value-type="float" office:value="0.00127095238095">
            <text:p>0.0012709524</text:p>
          </table:table-cell>
          <table:table-cell table:formula="of:=ABS([.$B$2]-[.E69])" office:value-type="float" office:value="0.01319">
            <text:p>0.01319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25">
            <text:p>0.00125</text:p>
          </table:table-cell>
          <table:table-cell office:value-type="float" office:value="0.00698">
            <text:p>0.00698</text:p>
          </table:table-cell>
          <table:table-cell office:value-type="float" office:value="0.00238095238095">
            <text:p>0.0023809524</text:p>
          </table:table-cell>
          <table:table-cell office:value-type="float" office:value="0.014">
            <text:p>0.014</text:p>
          </table:table-cell>
          <table:table-cell table:formula="of:=ABS([.B70]-[.C70])" office:value-type="float" office:value="0.00573">
            <text:p>0.00573</text:p>
          </table:table-cell>
          <table:table-cell table:formula="of:=ABS([.$B$2]-[.D70])" office:value-type="float" office:value="0.00127095238095">
            <text:p>0.0012709524</text:p>
          </table:table-cell>
          <table:table-cell table:formula="of:=ABS([.$B$2]-[.E70])" office:value-type="float" office:value="0.01289">
            <text:p>0.01289</text:p>
          </table:table-cell>
          <table:table-cell table:number-columns-repeated="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2">
            <text:p>0.0012</text:p>
          </table:table-cell>
          <table:table-cell office:value-type="float" office:value="0.00698">
            <text:p>0.00698</text:p>
          </table:table-cell>
          <table:table-cell office:value-type="float" office:value="0.00238095238095">
            <text:p>0.0023809524</text:p>
          </table:table-cell>
          <table:table-cell office:value-type="float" office:value="0.01409">
            <text:p>0.01409</text:p>
          </table:table-cell>
          <table:table-cell table:formula="of:=ABS([.B71]-[.C71])" office:value-type="float" office:value="0.00578">
            <text:p>0.00578</text:p>
          </table:table-cell>
          <table:table-cell table:formula="of:=ABS([.$B$2]-[.D71])" office:value-type="float" office:value="0.00127095238095">
            <text:p>0.0012709524</text:p>
          </table:table-cell>
          <table:table-cell table:formula="of:=ABS([.$B$2]-[.E71])" office:value-type="float" office:value="0.01298">
            <text:p>0.01298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11">
            <text:p>0.00111</text:p>
          </table:table-cell>
          <table:table-cell office:value-type="float" office:value="0.00633">
            <text:p>0.00633</text:p>
          </table:table-cell>
          <table:table-cell office:value-type="float" office:value="0.00222222222222">
            <text:p>0.0022222222</text:p>
          </table:table-cell>
          <table:table-cell office:value-type="float" office:value="0.01306">
            <text:p>0.01306</text:p>
          </table:table-cell>
          <table:table-cell table:formula="of:=ABS([.B72]-[.C72])" office:value-type="float" office:value="0.00522">
            <text:p>0.00522</text:p>
          </table:table-cell>
          <table:table-cell table:formula="of:=ABS([.$B$2]-[.D72])" office:value-type="float" office:value="0.00111222222222">
            <text:p>0.0011122222</text:p>
          </table:table-cell>
          <table:table-cell table:formula="of:=ABS([.$B$2]-[.E72])" office:value-type="float" office:value="0.01195">
            <text:p>0.01195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81">
            <text:p>0.00081</text:p>
          </table:table-cell>
          <table:table-cell office:value-type="float" office:value="0.00617">
            <text:p>0.00617</text:p>
          </table:table-cell>
          <table:table-cell office:value-type="float" office:value="0.00222222222222">
            <text:p>0.0022222222</text:p>
          </table:table-cell>
          <table:table-cell office:value-type="float" office:value="0.01267">
            <text:p>0.01267</text:p>
          </table:table-cell>
          <table:table-cell table:formula="of:=ABS([.B73]-[.C73])" office:value-type="float" office:value="0.00536">
            <text:p>0.00536</text:p>
          </table:table-cell>
          <table:table-cell table:formula="of:=ABS([.$B$2]-[.D73])" office:value-type="float" office:value="0.00111222222222">
            <text:p>0.0011122222</text:p>
          </table:table-cell>
          <table:table-cell table:formula="of:=ABS([.$B$2]-[.E73])" office:value-type="float" office:value="0.01156">
            <text:p>0.01156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91">
            <text:p>0.00091</text:p>
          </table:table-cell>
          <table:table-cell office:value-type="float" office:value="0.00621">
            <text:p>0.00621</text:p>
          </table:table-cell>
          <table:table-cell office:value-type="float" office:value="0.00666666666667">
            <text:p>0.0066666667</text:p>
          </table:table-cell>
          <table:table-cell office:value-type="float" office:value="0.01299">
            <text:p>0.01299</text:p>
          </table:table-cell>
          <table:table-cell table:formula="of:=ABS([.B74]-[.C74])" office:value-type="float" office:value="0.0053">
            <text:p>0.0053</text:p>
          </table:table-cell>
          <table:table-cell table:formula="of:=ABS([.$B$2]-[.D74])" office:value-type="float" office:value="0.00555666666667">
            <text:p>0.0055566667</text:p>
          </table:table-cell>
          <table:table-cell table:formula="of:=ABS([.$B$2]-[.E74])" office:value-type="float" office:value="0.01188">
            <text:p>0.01188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25">
            <text:p>0.00125</text:p>
          </table:table-cell>
          <table:table-cell office:value-type="float" office:value="0.00601">
            <text:p>0.00601</text:p>
          </table:table-cell>
          <table:table-cell office:value-type="float" office:value="0.00222222222222">
            <text:p>0.0022222222</text:p>
          </table:table-cell>
          <table:table-cell office:value-type="float" office:value="0.01297">
            <text:p>0.01297</text:p>
          </table:table-cell>
          <table:table-cell table:formula="of:=ABS([.B75]-[.C75])" office:value-type="float" office:value="0.00476">
            <text:p>0.00476</text:p>
          </table:table-cell>
          <table:table-cell table:formula="of:=ABS([.$B$2]-[.D75])" office:value-type="float" office:value="0.00111222222222">
            <text:p>0.0011122222</text:p>
          </table:table-cell>
          <table:table-cell table:formula="of:=ABS([.$B$2]-[.E75])" office:value-type="float" office:value="0.01186">
            <text:p>0.01186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2">
            <text:p>0.0012</text:p>
          </table:table-cell>
          <table:table-cell office:value-type="float" office:value="0.10714">
            <text:p>0.10714</text:p>
          </table:table-cell>
          <table:table-cell office:value-type="float" office:value="0.00666666666667">
            <text:p>0.0066666667</text:p>
          </table:table-cell>
          <table:table-cell office:value-type="float" office:value="0.01304">
            <text:p>0.01304</text:p>
          </table:table-cell>
          <table:table-cell table:formula="of:=ABS([.B76]-[.C76])" office:value-type="float" office:value="0.10594">
            <text:p>0.10594</text:p>
          </table:table-cell>
          <table:table-cell table:formula="of:=ABS([.$B$2]-[.D76])" office:value-type="float" office:value="0.00555666666667">
            <text:p>0.0055566667</text:p>
          </table:table-cell>
          <table:table-cell table:formula="of:=ABS([.$B$2]-[.E76])" office:value-type="float" office:value="0.01193">
            <text:p>0.01193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11">
            <text:p>0.00111</text:p>
          </table:table-cell>
          <table:table-cell office:value-type="float" office:value="0.00633">
            <text:p>0.00633</text:p>
          </table:table-cell>
          <table:table-cell office:value-type="float" office:value="0.00625">
            <text:p>0.00625</text:p>
          </table:table-cell>
          <table:table-cell office:value-type="float" office:value="0.01225">
            <text:p>0.01225</text:p>
          </table:table-cell>
          <table:table-cell table:formula="of:=ABS([.B77]-[.C77])" office:value-type="float" office:value="0.00522">
            <text:p>0.00522</text:p>
          </table:table-cell>
          <table:table-cell table:formula="of:=ABS([.$B$2]-[.D77])" office:value-type="float" office:value="0.00514">
            <text:p>0.00514</text:p>
          </table:table-cell>
          <table:table-cell table:formula="of:=ABS([.$B$2]-[.E77])" office:value-type="float" office:value="0.01114">
            <text:p>0.01114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81">
            <text:p>0.00081</text:p>
          </table:table-cell>
          <table:table-cell office:value-type="float" office:value="0.00617">
            <text:p>0.00617</text:p>
          </table:table-cell>
          <table:table-cell office:value-type="float" office:value="0.00625">
            <text:p>0.00625</text:p>
          </table:table-cell>
          <table:table-cell office:value-type="float" office:value="0.01177">
            <text:p>0.01177</text:p>
          </table:table-cell>
          <table:table-cell table:formula="of:=ABS([.B78]-[.C78])" office:value-type="float" office:value="0.00536">
            <text:p>0.00536</text:p>
          </table:table-cell>
          <table:table-cell table:formula="of:=ABS([.$B$2]-[.D78])" office:value-type="float" office:value="0.00514">
            <text:p>0.00514</text:p>
          </table:table-cell>
          <table:table-cell table:formula="of:=ABS([.$B$2]-[.E78])" office:value-type="float" office:value="0.01066">
            <text:p>0.01066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91">
            <text:p>0.00091</text:p>
          </table:table-cell>
          <table:table-cell office:value-type="float" office:value="0.00621">
            <text:p>0.00621</text:p>
          </table:table-cell>
          <table:table-cell office:value-type="float" office:value="0.00208333333333">
            <text:p>0.0020833333</text:p>
          </table:table-cell>
          <table:table-cell office:value-type="float" office:value="0.01191">
            <text:p>0.01191</text:p>
          </table:table-cell>
          <table:table-cell table:formula="of:=ABS([.B79]-[.C79])" office:value-type="float" office:value="0.0053">
            <text:p>0.0053</text:p>
          </table:table-cell>
          <table:table-cell table:formula="of:=ABS([.$B$2]-[.D79])" office:value-type="float" office:value="0.00097333333333">
            <text:p>0.0009733333</text:p>
          </table:table-cell>
          <table:table-cell table:formula="of:=ABS([.$B$2]-[.E79])" office:value-type="float" office:value="0.0108">
            <text:p>0.0108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25">
            <text:p>0.00125</text:p>
          </table:table-cell>
          <table:table-cell office:value-type="float" office:value="0.00601">
            <text:p>0.00601</text:p>
          </table:table-cell>
          <table:table-cell office:value-type="float" office:value="0.00208333333333">
            <text:p>0.0020833333</text:p>
          </table:table-cell>
          <table:table-cell office:value-type="float" office:value="0.01199">
            <text:p>0.01199</text:p>
          </table:table-cell>
          <table:table-cell table:formula="of:=ABS([.B80]-[.C80])" office:value-type="float" office:value="0.00476">
            <text:p>0.00476</text:p>
          </table:table-cell>
          <table:table-cell table:formula="of:=ABS([.$B$2]-[.D80])" office:value-type="float" office:value="0.00097333333333">
            <text:p>0.0009733333</text:p>
          </table:table-cell>
          <table:table-cell table:formula="of:=ABS([.$B$2]-[.E80])" office:value-type="float" office:value="0.01088">
            <text:p>0.01088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2">
            <text:p>0.0012</text:p>
          </table:table-cell>
          <table:table-cell office:value-type="float" office:value="0.00597">
            <text:p>0.00597</text:p>
          </table:table-cell>
          <table:table-cell office:value-type="float" office:value="0.00208333333333">
            <text:p>0.0020833333</text:p>
          </table:table-cell>
          <table:table-cell office:value-type="float" office:value="0.01198">
            <text:p>0.01198</text:p>
          </table:table-cell>
          <table:table-cell table:formula="of:=ABS([.B81]-[.C81])" office:value-type="float" office:value="0.00477">
            <text:p>0.00477</text:p>
          </table:table-cell>
          <table:table-cell table:formula="of:=ABS([.$B$2]-[.D81])" office:value-type="float" office:value="0.00097333333333">
            <text:p>0.0009733333</text:p>
          </table:table-cell>
          <table:table-cell table:formula="of:=ABS([.$B$2]-[.E81])" office:value-type="float" office:value="0.01087">
            <text:p>0.01087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11">
            <text:p>0.00111</text:p>
          </table:table-cell>
          <table:table-cell office:value-type="float" office:value="0.00527">
            <text:p>0.00527</text:p>
          </table:table-cell>
          <table:table-cell office:value-type="float" office:value="0.00196078431373">
            <text:p>0.0019607843</text:p>
          </table:table-cell>
          <table:table-cell office:value-type="float" office:value="0.01086">
            <text:p>0.01086</text:p>
          </table:table-cell>
          <table:table-cell table:formula="of:=ABS([.B82]-[.C82])" office:value-type="float" office:value="0.00416">
            <text:p>0.00416</text:p>
          </table:table-cell>
          <table:table-cell table:formula="of:=ABS([.$B$2]-[.D82])" office:value-type="float" office:value="0.00085078431373">
            <text:p>0.0008507843</text:p>
          </table:table-cell>
          <table:table-cell table:formula="of:=ABS([.$B$2]-[.E82])" office:value-type="float" office:value="0.00975">
            <text:p>0.00975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81">
            <text:p>0.00081</text:p>
          </table:table-cell>
          <table:table-cell office:value-type="float" office:value="0.00498">
            <text:p>0.00498</text:p>
          </table:table-cell>
          <table:table-cell office:value-type="float" office:value="0.00196078431373">
            <text:p>0.0019607843</text:p>
          </table:table-cell>
          <table:table-cell office:value-type="float" office:value="0.01061">
            <text:p>0.01061</text:p>
          </table:table-cell>
          <table:table-cell table:formula="of:=ABS([.B83]-[.C83])" office:value-type="float" office:value="0.00417">
            <text:p>0.00417</text:p>
          </table:table-cell>
          <table:table-cell table:formula="of:=ABS([.$B$2]-[.D83])" office:value-type="float" office:value="0.00085078431373">
            <text:p>0.0008507843</text:p>
          </table:table-cell>
          <table:table-cell table:formula="of:=ABS([.$B$2]-[.E83])" office:value-type="float" office:value="0.0095">
            <text:p>0.0095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91">
            <text:p>0.00091</text:p>
          </table:table-cell>
          <table:table-cell office:value-type="float" office:value="0.00495">
            <text:p>0.00495</text:p>
          </table:table-cell>
          <table:table-cell office:value-type="float" office:value="0.00196078431373">
            <text:p>0.0019607843</text:p>
          </table:table-cell>
          <table:table-cell office:value-type="float" office:value="0.01134">
            <text:p>0.01134</text:p>
          </table:table-cell>
          <table:table-cell table:formula="of:=ABS([.B84]-[.C84])" office:value-type="float" office:value="0.00404">
            <text:p>0.00404</text:p>
          </table:table-cell>
          <table:table-cell table:formula="of:=ABS([.$B$2]-[.D84])" office:value-type="float" office:value="0.00085078431373">
            <text:p>0.0008507843</text:p>
          </table:table-cell>
          <table:table-cell table:formula="of:=ABS([.$B$2]-[.E84])" office:value-type="float" office:value="0.01023">
            <text:p>0.01023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25">
            <text:p>0.00125</text:p>
          </table:table-cell>
          <table:table-cell office:value-type="float" office:value="0.00495">
            <text:p>0.00495</text:p>
          </table:table-cell>
          <table:table-cell office:value-type="float" office:value="0.00196078431373">
            <text:p>0.0019607843</text:p>
          </table:table-cell>
          <table:table-cell office:value-type="float" office:value="0.01068">
            <text:p>0.01068</text:p>
          </table:table-cell>
          <table:table-cell table:formula="of:=ABS([.B85]-[.C85])" office:value-type="float" office:value="0.0037">
            <text:p>0.0037</text:p>
          </table:table-cell>
          <table:table-cell table:formula="of:=ABS([.$B$2]-[.D85])" office:value-type="float" office:value="0.00085078431373">
            <text:p>0.0008507843</text:p>
          </table:table-cell>
          <table:table-cell table:formula="of:=ABS([.$B$2]-[.E85])" office:value-type="float" office:value="0.00957">
            <text:p>0.00957</text:p>
          </table:table-cell>
          <table:table-cell table:number-columns-repeated="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2">
            <text:p>0.0012</text:p>
          </table:table-cell>
          <table:table-cell office:value-type="float" office:value="0.15633">
            <text:p>0.15633</text:p>
          </table:table-cell>
          <table:table-cell office:value-type="float" office:value="0.00196078431373">
            <text:p>0.0019607843</text:p>
          </table:table-cell>
          <table:table-cell office:value-type="float" office:value="0.00401">
            <text:p>0.00401</text:p>
          </table:table-cell>
          <table:table-cell table:formula="of:=ABS([.B86]-[.C86])" office:value-type="float" office:value="0.15513">
            <text:p>0.15513</text:p>
          </table:table-cell>
          <table:table-cell table:formula="of:=ABS([.$B$2]-[.D86])" office:value-type="float" office:value="0.00085078431373">
            <text:p>0.0008507843</text:p>
          </table:table-cell>
          <table:table-cell table:formula="of:=ABS([.$B$2]-[.E86])" office:value-type="float" office:value="0.0029">
            <text:p>0.0029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11">
            <text:p>0.00111</text:p>
          </table:table-cell>
          <table:table-cell office:value-type="float" office:value="0.00527">
            <text:p>0.00527</text:p>
          </table:table-cell>
          <table:table-cell office:value-type="float" office:value="0.00185185185185">
            <text:p>0.0018518519</text:p>
          </table:table-cell>
          <table:table-cell office:value-type="float" office:value="0.01086">
            <text:p>0.01086</text:p>
          </table:table-cell>
          <table:table-cell table:formula="of:=ABS([.B87]-[.C87])" office:value-type="float" office:value="0.00416">
            <text:p>0.00416</text:p>
          </table:table-cell>
          <table:table-cell table:formula="of:=ABS([.$B$2]-[.D87])" office:value-type="float" office:value="0.00074185185185">
            <text:p>0.0007418519</text:p>
          </table:table-cell>
          <table:table-cell table:formula="of:=ABS([.$B$2]-[.E87])" office:value-type="float" office:value="0.00975">
            <text:p>0.00975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81">
            <text:p>0.00081</text:p>
          </table:table-cell>
          <table:table-cell office:value-type="float" office:value="0.00498">
            <text:p>0.00498</text:p>
          </table:table-cell>
          <table:table-cell office:value-type="float" office:value="0.00555555555556">
            <text:p>0.0055555556</text:p>
          </table:table-cell>
          <table:table-cell office:value-type="float" office:value="0.01061">
            <text:p>0.01061</text:p>
          </table:table-cell>
          <table:table-cell table:formula="of:=ABS([.B88]-[.C88])" office:value-type="float" office:value="0.00417">
            <text:p>0.00417</text:p>
          </table:table-cell>
          <table:table-cell table:formula="of:=ABS([.$B$2]-[.D88])" office:value-type="float" office:value="0.00444555555556">
            <text:p>0.0044455556</text:p>
          </table:table-cell>
          <table:table-cell table:formula="of:=ABS([.$B$2]-[.E88])" office:value-type="float" office:value="0.0095">
            <text:p>0.0095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91">
            <text:p>0.00091</text:p>
          </table:table-cell>
          <table:table-cell office:value-type="float" office:value="0.00495">
            <text:p>0.00495</text:p>
          </table:table-cell>
          <table:table-cell office:value-type="float" office:value="0.00185185185185">
            <text:p>0.0018518519</text:p>
          </table:table-cell>
          <table:table-cell office:value-type="float" office:value="0.01134">
            <text:p>0.01134</text:p>
          </table:table-cell>
          <table:table-cell table:formula="of:=ABS([.B89]-[.C89])" office:value-type="float" office:value="0.00404">
            <text:p>0.00404</text:p>
          </table:table-cell>
          <table:table-cell table:formula="of:=ABS([.$B$2]-[.D89])" office:value-type="float" office:value="0.00074185185185">
            <text:p>0.0007418519</text:p>
          </table:table-cell>
          <table:table-cell table:formula="of:=ABS([.$B$2]-[.E89])" office:value-type="float" office:value="0.01023">
            <text:p>0.01023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25">
            <text:p>0.00125</text:p>
          </table:table-cell>
          <table:table-cell office:value-type="float" office:value="0.00495">
            <text:p>0.00495</text:p>
          </table:table-cell>
          <table:table-cell office:value-type="float" office:value="0.00185185185185">
            <text:p>0.0018518519</text:p>
          </table:table-cell>
          <table:table-cell office:value-type="float" office:value="0.01068">
            <text:p>0.01068</text:p>
          </table:table-cell>
          <table:table-cell table:formula="of:=ABS([.B90]-[.C90])" office:value-type="float" office:value="0.0037">
            <text:p>0.0037</text:p>
          </table:table-cell>
          <table:table-cell table:formula="of:=ABS([.$B$2]-[.D90])" office:value-type="float" office:value="0.00074185185185">
            <text:p>0.0007418519</text:p>
          </table:table-cell>
          <table:table-cell table:formula="of:=ABS([.$B$2]-[.E90])" office:value-type="float" office:value="0.00957">
            <text:p>0.00957</text:p>
          </table:table-cell>
          <table:table-cell table:number-columns-repeated="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2">
            <text:p>0.0012</text:p>
          </table:table-cell>
          <table:table-cell office:value-type="float" office:value="0.10612">
            <text:p>0.10612</text:p>
          </table:table-cell>
          <table:table-cell office:value-type="float" office:value="0.00185185185185">
            <text:p>0.0018518519</text:p>
          </table:table-cell>
          <table:table-cell office:value-type="float" office:value="0.01101">
            <text:p>0.01101</text:p>
          </table:table-cell>
          <table:table-cell table:formula="of:=ABS([.B91]-[.C91])" office:value-type="float" office:value="0.10492">
            <text:p>0.10492</text:p>
          </table:table-cell>
          <table:table-cell table:formula="of:=ABS([.$B$2]-[.D91])" office:value-type="float" office:value="0.00074185185185">
            <text:p>0.0007418519</text:p>
          </table:table-cell>
          <table:table-cell table:formula="of:=ABS([.$B$2]-[.E91])" office:value-type="float" office:value="0.0099">
            <text:p>0.0099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111">
            <text:p>0.00111</text:p>
          </table:table-cell>
          <table:table-cell office:value-type="float" office:value="0.00527">
            <text:p>0.00527</text:p>
          </table:table-cell>
          <table:table-cell office:value-type="float" office:value="0.00526315789474">
            <text:p>0.0052631579</text:p>
          </table:table-cell>
          <table:table-cell office:value-type="float" office:value="0.01004">
            <text:p>0.01004</text:p>
          </table:table-cell>
          <table:table-cell table:formula="of:=ABS([.B92]-[.C92])" office:value-type="float" office:value="0.00416">
            <text:p>0.00416</text:p>
          </table:table-cell>
          <table:table-cell table:formula="of:=ABS([.$B$2]-[.D92])" office:value-type="float" office:value="0.00415315789474">
            <text:p>0.0041531579</text:p>
          </table:table-cell>
          <table:table-cell table:formula="of:=ABS([.$B$2]-[.E92])" office:value-type="float" office:value="0.00893">
            <text:p>0.00893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81">
            <text:p>0.00081</text:p>
          </table:table-cell>
          <table:table-cell office:value-type="float" office:value="0.00498">
            <text:p>0.00498</text:p>
          </table:table-cell>
          <table:table-cell office:value-type="float" office:value="0.00175438596491">
            <text:p>0.001754386</text:p>
          </table:table-cell>
          <table:table-cell office:value-type="float" office:value="0.0095">
            <text:p>0.0095</text:p>
          </table:table-cell>
          <table:table-cell table:formula="of:=ABS([.B93]-[.C93])" office:value-type="float" office:value="0.00417">
            <text:p>0.00417</text:p>
          </table:table-cell>
          <table:table-cell table:formula="of:=ABS([.$B$2]-[.D93])" office:value-type="float" office:value="0.00064438596491">
            <text:p>0.000644386</text:p>
          </table:table-cell>
          <table:table-cell table:formula="of:=ABS([.$B$2]-[.E93])" office:value-type="float" office:value="0.00839">
            <text:p>0.00839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91">
            <text:p>0.00091</text:p>
          </table:table-cell>
          <table:table-cell office:value-type="float" office:value="0.00495">
            <text:p>0.00495</text:p>
          </table:table-cell>
          <table:table-cell office:value-type="float" office:value="0.00175438596491">
            <text:p>0.001754386</text:p>
          </table:table-cell>
          <table:table-cell office:value-type="float" office:value="0.00969">
            <text:p>0.00969</text:p>
          </table:table-cell>
          <table:table-cell table:formula="of:=ABS([.B94]-[.C94])" office:value-type="float" office:value="0.00404">
            <text:p>0.00404</text:p>
          </table:table-cell>
          <table:table-cell table:formula="of:=ABS([.$B$2]-[.D94])" office:value-type="float" office:value="0.00064438596491">
            <text:p>0.000644386</text:p>
          </table:table-cell>
          <table:table-cell table:formula="of:=ABS([.$B$2]-[.E94])" office:value-type="float" office:value="0.00858">
            <text:p>0.00858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125">
            <text:p>0.00125</text:p>
          </table:table-cell>
          <table:table-cell office:value-type="float" office:value="0.00495">
            <text:p>0.00495</text:p>
          </table:table-cell>
          <table:table-cell office:value-type="float" office:value="0.00175438596491">
            <text:p>0.001754386</text:p>
          </table:table-cell>
          <table:table-cell office:value-type="float" office:value="0.01001">
            <text:p>0.01001</text:p>
          </table:table-cell>
          <table:table-cell table:formula="of:=ABS([.B95]-[.C95])" office:value-type="float" office:value="0.0037">
            <text:p>0.0037</text:p>
          </table:table-cell>
          <table:table-cell table:formula="of:=ABS([.$B$2]-[.D95])" office:value-type="float" office:value="0.00064438596491">
            <text:p>0.000644386</text:p>
          </table:table-cell>
          <table:table-cell table:formula="of:=ABS([.$B$2]-[.E95])" office:value-type="float" office:value="0.0089">
            <text:p>0.0089</text:p>
          </table:table-cell>
          <table:table-cell table:number-columns-repeated="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12">
            <text:p>0.0012</text:p>
          </table:table-cell>
          <table:table-cell office:value-type="float" office:value="0.00492">
            <text:p>0.00492</text:p>
          </table:table-cell>
          <table:table-cell office:value-type="float" office:value="0.00526315789474">
            <text:p>0.0052631579</text:p>
          </table:table-cell>
          <table:table-cell office:value-type="float" office:value="0.01028">
            <text:p>0.01028</text:p>
          </table:table-cell>
          <table:table-cell table:formula="of:=ABS([.B96]-[.C96])" office:value-type="float" office:value="0.00372">
            <text:p>0.00372</text:p>
          </table:table-cell>
          <table:table-cell table:formula="of:=ABS([.$B$2]-[.D96])" office:value-type="float" office:value="0.00415315789474">
            <text:p>0.0041531579</text:p>
          </table:table-cell>
          <table:table-cell table:formula="of:=ABS([.$B$2]-[.E96])" office:value-type="float" office:value="0.00917">
            <text:p>0.00917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11">
            <text:p>0.00111</text:p>
          </table:table-cell>
          <table:table-cell office:value-type="float" office:value="0.0043">
            <text:p>0.0043</text:p>
          </table:table-cell>
          <table:table-cell office:value-type="float" office:value="0.00166666666667">
            <text:p>0.0016666667</text:p>
          </table:table-cell>
          <table:table-cell office:value-type="float" office:value="0.00935">
            <text:p>0.00935</text:p>
          </table:table-cell>
          <table:table-cell table:formula="of:=ABS([.B97]-[.C97])" office:value-type="float" office:value="0.00319">
            <text:p>0.00319</text:p>
          </table:table-cell>
          <table:table-cell table:formula="of:=ABS([.$B$2]-[.D97])" office:value-type="float" office:value="0.00055666666667">
            <text:p>0.0005566667</text:p>
          </table:table-cell>
          <table:table-cell table:formula="of:=ABS([.$B$2]-[.E97])" office:value-type="float" office:value="0.00824">
            <text:p>0.00824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81">
            <text:p>0.00081</text:p>
          </table:table-cell>
          <table:table-cell office:value-type="float" office:value="0.00385">
            <text:p>0.00385</text:p>
          </table:table-cell>
          <table:table-cell office:value-type="float" office:value="0.005">
            <text:p>0.005</text:p>
          </table:table-cell>
          <table:table-cell office:value-type="float" office:value="0.00872">
            <text:p>0.00872</text:p>
          </table:table-cell>
          <table:table-cell table:formula="of:=ABS([.B98]-[.C98])" office:value-type="float" office:value="0.00304">
            <text:p>0.00304</text:p>
          </table:table-cell>
          <table:table-cell table:formula="of:=ABS([.$B$2]-[.D98])" office:value-type="float" office:value="0.00389">
            <text:p>0.00389</text:p>
          </table:table-cell>
          <table:table-cell table:formula="of:=ABS([.$B$2]-[.E98])" office:value-type="float" office:value="0.00761">
            <text:p>0.00761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91">
            <text:p>0.00091</text:p>
          </table:table-cell>
          <table:table-cell office:value-type="float" office:value="0.00399">
            <text:p>0.00399</text:p>
          </table:table-cell>
          <table:table-cell office:value-type="float" office:value="0.005">
            <text:p>0.005</text:p>
          </table:table-cell>
          <table:table-cell office:value-type="float" office:value="0.00878">
            <text:p>0.00878</text:p>
          </table:table-cell>
          <table:table-cell table:formula="of:=ABS([.B99]-[.C99])" office:value-type="float" office:value="0.00308">
            <text:p>0.00308</text:p>
          </table:table-cell>
          <table:table-cell table:formula="of:=ABS([.$B$2]-[.D99])" office:value-type="float" office:value="0.00389">
            <text:p>0.00389</text:p>
          </table:table-cell>
          <table:table-cell table:formula="of:=ABS([.$B$2]-[.E99])" office:value-type="float" office:value="0.00767">
            <text:p>0.00767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25">
            <text:p>0.00125</text:p>
          </table:table-cell>
          <table:table-cell office:value-type="float" office:value="0.00421">
            <text:p>0.00421</text:p>
          </table:table-cell>
          <table:table-cell office:value-type="float" office:value="0.00166666666667">
            <text:p>0.0016666667</text:p>
          </table:table-cell>
          <table:table-cell office:value-type="float" office:value="0.00911">
            <text:p>0.00911</text:p>
          </table:table-cell>
          <table:table-cell table:formula="of:=ABS([.B100]-[.C100])" office:value-type="float" office:value="0.00296">
            <text:p>0.00296</text:p>
          </table:table-cell>
          <table:table-cell table:formula="of:=ABS([.$B$2]-[.D100])" office:value-type="float" office:value="0.00055666666667">
            <text:p>0.0005566667</text:p>
          </table:table-cell>
          <table:table-cell table:formula="of:=ABS([.$B$2]-[.E100])" office:value-type="float" office:value="0.008">
            <text:p>0.008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2">
            <text:p>0.0012</text:p>
          </table:table-cell>
          <table:table-cell office:value-type="float" office:value="0.2058">
            <text:p>0.2058</text:p>
          </table:table-cell>
          <table:table-cell office:value-type="float" office:value="0.00166666666667">
            <text:p>0.0016666667</text:p>
          </table:table-cell>
          <table:table-cell office:value-type="float" office:value="0.10595">
            <text:p>0.10595</text:p>
          </table:table-cell>
          <table:table-cell table:formula="of:=ABS([.B101]-[.C101])" office:value-type="float" office:value="0.2046">
            <text:p>0.2046</text:p>
          </table:table-cell>
          <table:table-cell table:formula="of:=ABS([.$B$2]-[.D101])" office:value-type="float" office:value="0.00055666666667">
            <text:p>0.0005566667</text:p>
          </table:table-cell>
          <table:table-cell table:formula="of:=ABS([.$B$2]-[.E101])" office:value-type="float" office:value="0.10484">
            <text:p>0.104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01:59:16</dc:date>
    <meta:generator>LibreOffice/4.0.2.2$Linux_x86 LibreOffice_project/400m0$Build-2</meta:generator>
    <meta:editing-duration>P0D</meta:editing-duration>
    <meta:editing-cycles>1</meta:editing-cycles>
    <meta:document-statistic meta:table-count="1" meta:cell-count="8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72cm" svg:height="13.506cm" xlink:href=".." xlink:type="simple" chart:class="chart:line" chart:style-name="ch1">
        <chart:subtitle svg:x="7.815cm" svg:y="0.675cm" chart:style-name="ch2">
          <text:p>Error Promedio por Equal C0</text:p>
        </chart:subtitle>
        <chart:legend chart:legend-position="end" svg:x="16.412cm" svg:y="5.956cm" style:legend-expansion="high" chart:style-name="ch3"/>
        <chart:plot-area chart:style-name="ch4" table:cell-range-address="Sheet1.J1:Sheet1.M21" chart:data-source-has-labels="both" svg:x="1.425cm" svg:y="1.897cm" svg:width="15.026cm" svg:height="10.356cm">
          <chartooo:coordinate-region svg:x="2.337cm" svg:y="2.097cm" svg:width="13.835cm" svg:height="9.509cm"/>
          <chart:axis chart:dimension="x" chart:name="primary-x" chart:style-name="ch5" chartooo:axis-type="auto">
            <chartooo:date-scale/>
            <chart:title svg:x="8.312cm" svg:y="12.523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5">
            <chart:title svg:x="0.45cm" svg:y="7.489cm" chart:style-name="ch7">
              <text:p>Error</text:p>
            </chart:title>
            <chart:grid chart:style-name="ch8" chart:class="major"/>
          </chart:axis>
          <chart:series chart:style-name="ch9" chart:values-cell-range-address="Sheet1.K2:Sheet1.K21" chart:label-cell-address="Sheet1.K1:Sheet1.K1" chart:class="chart:line">
            <chart:data-point chart:repeated="20"/>
          </chart:series>
          <chart:series chart:style-name="ch10" chart:values-cell-range-address="Sheet1.L2:Sheet1.L21" chart:label-cell-address="Sheet1.L1:Sheet1.L1" chart:class="chart:line">
            <chart:data-point chart:repeated="20"/>
          </chart:series>
          <chart:series chart:style-name="ch11" chart:values-cell-range-address="Sheet1.M2:Sheet1.M21" chart:label-cell-address="Sheet1.M1:Sheet1.M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100266">
                <text:p>0.100266</text:p>
                <draw:g>
                  <svg:desc>Sheet1.K2:Sheet1.K21</svg:desc>
                </draw:g>
              </table:table-cell>
              <table:table-cell office:value-type="float" office:value="0.03555666666664">
                <text:p>0.03555666666664</text:p>
                <draw:g>
                  <svg:desc>Sheet1.L2:Sheet1.L21</svg:desc>
                </draw:g>
              </table:table-cell>
              <table:table-cell office:value-type="float" office:value="0.099934">
                <text:p>0.099934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8292">
                <text:p>0.048292</text:p>
              </table:table-cell>
              <table:table-cell office:value-type="float" office:value="0.02389000000002">
                <text:p>0.02389000000002</text:p>
              </table:table-cell>
              <table:table-cell office:value-type="float" office:value="0.048446">
                <text:p>0.048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179">
                <text:p>0.03179</text:p>
              </table:table-cell>
              <table:table-cell office:value-type="float" office:value="0.0100011111111">
                <text:p>0.0100011111111</text:p>
              </table:table-cell>
              <table:table-cell office:value-type="float" office:value="0.031524">
                <text:p>0.0315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293">
                <text:p>0.02293</text:p>
              </table:table-cell>
              <table:table-cell office:value-type="float" office:value="0.010556666666664">
                <text:p>0.010556666666664</text:p>
              </table:table-cell>
              <table:table-cell office:value-type="float" office:value="0.023414">
                <text:p>0.0234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768">
                <text:p>0.01768</text:p>
              </table:table-cell>
              <table:table-cell office:value-type="float" office:value="0.008223333333336">
                <text:p>0.008223333333336</text:p>
              </table:table-cell>
              <table:table-cell office:value-type="float" office:value="0.01917">
                <text:p>0.019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5126">
                <text:p>0.015126</text:p>
              </table:table-cell>
              <table:table-cell office:value-type="float" office:value="0.006667777777788">
                <text:p>0.006667777777788</text:p>
              </table:table-cell>
              <table:table-cell office:value-type="float" office:value="0.01589">
                <text:p>0.015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994">
                <text:p>0.012994</text:p>
              </table:table-cell>
              <table:table-cell office:value-type="float" office:value="0.0036519047619">
                <text:p>0.0036519047619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0924">
                <text:p>0.010924</text:p>
              </table:table-cell>
              <table:table-cell office:value-type="float" office:value="0.004723333333336">
                <text:p>0.004723333333336</text:p>
              </table:table-cell>
              <table:table-cell office:value-type="float" office:value="0.022876">
                <text:p>0.0228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9942">
                <text:p>0.009942</text:p>
              </table:table-cell>
              <table:table-cell office:value-type="float" office:value="0.0025937037037">
                <text:p>0.00259370370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8136">
                <text:p>0.028136</text:p>
              </table:table-cell>
              <table:table-cell office:value-type="float" office:value="0.004889999999998">
                <text:p>0.004889999999998</text:p>
              </table:table-cell>
              <table:table-cell office:value-type="float" office:value="0.017626">
                <text:p>0.0176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795">
                <text:p>0.00795</text:p>
              </table:table-cell>
              <table:table-cell office:value-type="float" office:value="0.0019203030303">
                <text:p>0.0019203030303</text:p>
              </table:table-cell>
              <table:table-cell office:value-type="float" office:value="0.007736">
                <text:p>0.007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7034">
                <text:p>0.007034</text:p>
              </table:table-cell>
              <table:table-cell office:value-type="float" office:value="0.00277888888889">
                <text:p>0.00277888888889</text:p>
              </table:table-cell>
              <table:table-cell office:value-type="float" office:value="0.015032">
                <text:p>0.0150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26">
                <text:p>0.02426</text:p>
              </table:table-cell>
              <table:table-cell office:value-type="float" office:value="0.0014541025641">
                <text:p>0.0014541025641</text:p>
              </table:table-cell>
              <table:table-cell office:value-type="float" office:value="0.01397">
                <text:p>0.013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6056">
                <text:p>0.006056</text:p>
              </table:table-cell>
              <table:table-cell office:value-type="float" office:value="0.002223333333332">
                <text:p>0.002223333333332</text:p>
              </table:table-cell>
              <table:table-cell office:value-type="float" office:value="0.01294">
                <text:p>0.012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5316">
                <text:p>0.025316</text:p>
              </table:table-cell>
              <table:table-cell office:value-type="float" office:value="0.00289">
                <text:p>0.00289</text:p>
              </table:table-cell>
              <table:table-cell office:value-type="float" office:value="0.011836">
                <text:p>0.0118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2639999999998">
                <text:p>0.002639999999998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424">
                <text:p>0.03424</text:p>
              </table:table-cell>
              <table:table-cell office:value-type="float" office:value="0.00085078431373">
                <text:p>0.00085078431373</text:p>
              </table:table-cell>
              <table:table-cell office:value-type="float" office:value="0.00839">
                <text:p>0.008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4198">
                <text:p>0.024198</text:p>
              </table:table-cell>
              <table:table-cell office:value-type="float" office:value="0.001482592592592">
                <text:p>0.001482592592592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958">
                <text:p>0.003958</text:p>
              </table:table-cell>
              <table:table-cell office:value-type="float" office:value="0.002047894736842">
                <text:p>0.002047894736842</text:p>
              </table:table-cell>
              <table:table-cell office:value-type="float" office:value="0.008794">
                <text:p>0.0087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3374">
                <text:p>0.043374</text:p>
              </table:table-cell>
              <table:table-cell office:value-type="float" office:value="0.001890000000002">
                <text:p>0.001890000000002</text:p>
              </table:table-cell>
              <table:table-cell office:value-type="float" office:value="0.027272">
                <text:p>0.027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72cm" svg:height="13.506cm" xlink:href=".." xlink:type="simple" chart:class="chart:line" chart:style-name="ch1">
        <chart:subtitle svg:x="7.815cm" svg:y="0.675cm" chart:style-name="ch2">
          <text:p>Error Promedio por Equal C0</text:p>
        </chart:subtitle>
        <chart:legend chart:legend-position="end" svg:x="16.412cm" svg:y="5.956cm" style:legend-expansion="high" chart:style-name="ch3"/>
        <chart:plot-area chart:style-name="ch4" table:cell-range-address="Sheet1.J1:Sheet1.M21" chart:data-source-has-labels="both" svg:x="1.425cm" svg:y="1.897cm" svg:width="15.026cm" svg:height="10.356cm">
          <chartooo:coordinate-region svg:x="2.337cm" svg:y="2.097cm" svg:width="13.834cm" svg:height="9.509cm"/>
          <chart:axis chart:dimension="x" chart:name="primary-x" chart:style-name="ch5" chartooo:axis-type="auto">
            <chartooo:date-scale/>
            <chart:title svg:x="8.312cm" svg:y="12.523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5">
            <chart:title svg:x="0.45cm" svg:y="7.489cm" chart:style-name="ch7">
              <text:p>Error</text:p>
            </chart:title>
            <chart:grid chart:style-name="ch8" chart:class="major"/>
          </chart:axis>
          <chart:series chart:style-name="ch9" chart:values-cell-range-address="Sheet1.K2:Sheet1.K21" chart:label-cell-address="Sheet1.K1:Sheet1.K1" chart:class="chart:line">
            <chart:data-point chart:repeated="20"/>
          </chart:series>
          <chart:series chart:style-name="ch10" chart:values-cell-range-address="Sheet1.L2:Sheet1.L21" chart:label-cell-address="Sheet1.L1:Sheet1.L1" chart:class="chart:line">
            <chart:data-point chart:repeated="20"/>
          </chart:series>
          <chart:series chart:style-name="ch11" chart:values-cell-range-address="Sheet1.M2:Sheet1.M21" chart:label-cell-address="Sheet1.M1:Sheet1.M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100266">
                <text:p>0.100266</text:p>
                <draw:g>
                  <svg:desc>Sheet1.K2:Sheet1.K21</svg:desc>
                </draw:g>
              </table:table-cell>
              <table:table-cell office:value-type="float" office:value="0.03555666666664">
                <text:p>0.03555666666664</text:p>
                <draw:g>
                  <svg:desc>Sheet1.L2:Sheet1.L21</svg:desc>
                </draw:g>
              </table:table-cell>
              <table:table-cell office:value-type="float" office:value="0.099934">
                <text:p>0.099934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8292">
                <text:p>0.048292</text:p>
              </table:table-cell>
              <table:table-cell office:value-type="float" office:value="0.02389000000002">
                <text:p>0.02389000000002</text:p>
              </table:table-cell>
              <table:table-cell office:value-type="float" office:value="0.048446">
                <text:p>0.048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179">
                <text:p>0.03179</text:p>
              </table:table-cell>
              <table:table-cell office:value-type="float" office:value="0.0100011111111">
                <text:p>0.0100011111111</text:p>
              </table:table-cell>
              <table:table-cell office:value-type="float" office:value="0.031524">
                <text:p>0.0315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293">
                <text:p>0.02293</text:p>
              </table:table-cell>
              <table:table-cell office:value-type="float" office:value="0.010556666666664">
                <text:p>0.010556666666664</text:p>
              </table:table-cell>
              <table:table-cell office:value-type="float" office:value="0.023414">
                <text:p>0.0234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768">
                <text:p>0.01768</text:p>
              </table:table-cell>
              <table:table-cell office:value-type="float" office:value="0.008223333333336">
                <text:p>0.008223333333336</text:p>
              </table:table-cell>
              <table:table-cell office:value-type="float" office:value="0.01917">
                <text:p>0.019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5126">
                <text:p>0.015126</text:p>
              </table:table-cell>
              <table:table-cell office:value-type="float" office:value="0.006667777777788">
                <text:p>0.006667777777788</text:p>
              </table:table-cell>
              <table:table-cell office:value-type="float" office:value="0.01589">
                <text:p>0.015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994">
                <text:p>0.012994</text:p>
              </table:table-cell>
              <table:table-cell office:value-type="float" office:value="0.0036519047619">
                <text:p>0.0036519047619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0924">
                <text:p>0.010924</text:p>
              </table:table-cell>
              <table:table-cell office:value-type="float" office:value="0.004723333333336">
                <text:p>0.004723333333336</text:p>
              </table:table-cell>
              <table:table-cell office:value-type="float" office:value="0.022876">
                <text:p>0.0228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9942">
                <text:p>0.009942</text:p>
              </table:table-cell>
              <table:table-cell office:value-type="float" office:value="0.0025937037037">
                <text:p>0.00259370370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8136">
                <text:p>0.028136</text:p>
              </table:table-cell>
              <table:table-cell office:value-type="float" office:value="0.004889999999998">
                <text:p>0.004889999999998</text:p>
              </table:table-cell>
              <table:table-cell office:value-type="float" office:value="0.017626">
                <text:p>0.0176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795">
                <text:p>0.00795</text:p>
              </table:table-cell>
              <table:table-cell office:value-type="float" office:value="0.0019203030303">
                <text:p>0.0019203030303</text:p>
              </table:table-cell>
              <table:table-cell office:value-type="float" office:value="0.007736">
                <text:p>0.007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7034">
                <text:p>0.007034</text:p>
              </table:table-cell>
              <table:table-cell office:value-type="float" office:value="0.00277888888889">
                <text:p>0.00277888888889</text:p>
              </table:table-cell>
              <table:table-cell office:value-type="float" office:value="0.015032">
                <text:p>0.0150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26">
                <text:p>0.02426</text:p>
              </table:table-cell>
              <table:table-cell office:value-type="float" office:value="0.0014541025641">
                <text:p>0.0014541025641</text:p>
              </table:table-cell>
              <table:table-cell office:value-type="float" office:value="0.01397">
                <text:p>0.013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6056">
                <text:p>0.006056</text:p>
              </table:table-cell>
              <table:table-cell office:value-type="float" office:value="0.002223333333332">
                <text:p>0.002223333333332</text:p>
              </table:table-cell>
              <table:table-cell office:value-type="float" office:value="0.01294">
                <text:p>0.012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5316">
                <text:p>0.025316</text:p>
              </table:table-cell>
              <table:table-cell office:value-type="float" office:value="0.00289">
                <text:p>0.00289</text:p>
              </table:table-cell>
              <table:table-cell office:value-type="float" office:value="0.011836">
                <text:p>0.0118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2639999999998">
                <text:p>0.002639999999998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424">
                <text:p>0.03424</text:p>
              </table:table-cell>
              <table:table-cell office:value-type="float" office:value="0.00085078431373">
                <text:p>0.00085078431373</text:p>
              </table:table-cell>
              <table:table-cell office:value-type="float" office:value="0.00839">
                <text:p>0.008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4198">
                <text:p>0.024198</text:p>
              </table:table-cell>
              <table:table-cell office:value-type="float" office:value="0.001482592592592">
                <text:p>0.001482592592592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958">
                <text:p>0.003958</text:p>
              </table:table-cell>
              <table:table-cell office:value-type="float" office:value="0.002047894736842">
                <text:p>0.002047894736842</text:p>
              </table:table-cell>
              <table:table-cell office:value-type="float" office:value="0.008794">
                <text:p>0.0087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3374">
                <text:p>0.043374</text:p>
              </table:table-cell>
              <table:table-cell office:value-type="float" office:value="0.001890000000002">
                <text:p>0.001890000000002</text:p>
              </table:table-cell>
              <table:table-cell office:value-type="float" office:value="0.027272">
                <text:p>0.027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